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A1" style:family="table-cell">
      <style:table-cell-properties fo:padding="0.0382in" fo:border="0.0007in solid #000000"/>
    </style:style>
    <style:style style:name="Table12" style:family="table">
      <style:table-properties style:width="7.0806in" table:align="margins" style:may-break-between-rows="true"/>
    </style:style>
    <style:style style:name="Table12.A" style:family="table-column">
      <style:table-column-properties style:column-width="7.0806in" style:rel-column-width="65535*"/>
    </style:style>
    <style:style style:name="Table12.1" style:family="table-row">
      <style:table-row-properties style:keep-together="false" fo:keep-together="always"/>
    </style:style>
    <style:style style:name="Table12.A1" style:family="table-cell">
      <style:table-cell-properties fo:background-color="transparent" fo:padding="0.0382in" fo:border="0.0007in solid #000000">
        <style:background-image/>
      </style:table-cell-properties>
    </style:style>
    <style:style style:name="Table12.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A4" style:family="table-cell">
      <style:table-cell-properties fo:background-color="transparent" fo:padding="0.0382in" fo:border-left="0.0007in solid #000000" fo:border-right="0.0007in solid #000000" fo:border-top="none" fo:border-bottom="none">
        <style:background-image/>
      </style:table-cell-properties>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style:style>
    <style:style style:name="Table30.A" style:family="table-column">
      <style:table-column-properties style:column-width="7.0806in" style:rel-column-width="65535*"/>
    </style:style>
    <style:style style:name="Table30.1" style:family="table-row">
      <style:table-row-properties style:keep-together="false" fo:keep-together="always"/>
    </style:style>
    <style:style style:name="Table30.A1" style:family="table-cell">
      <style:table-cell-properties fo:padding="0.0382in" fo:border="0.0007in solid #000000"/>
    </style:style>
    <style:style style:name="Table31" style:family="table">
      <style:table-properties style:width="7.0806in" table:align="margins"/>
    </style:style>
    <style:style style:name="Table31.A" style:family="table-column">
      <style:table-column-properties style:column-width="7.0806in" style:rel-column-width="65535*"/>
    </style:style>
    <style:style style:name="Table31.A1" style:family="table-cell">
      <style:table-cell-properties fo:padding="0.0382in" fo:border="0.0007in solid #000000"/>
    </style:style>
    <style:style style:name="Table32" style:family="table">
      <style:table-properties style:width="7.0806in" table:align="margins"/>
    </style:style>
    <style:style style:name="Table32.A" style:family="table-column">
      <style:table-column-properties style:column-width="7.0806in" style:rel-column-width="65535*"/>
    </style:style>
    <style:style style:name="Table32.A1" style:family="table-cell">
      <style:table-cell-properties fo:padding="0.0382in" fo:border="0.0007in solid #000000"/>
    </style:style>
    <style:style style:name="Table33" style:family="table">
      <style:table-properties style:width="7.0806in" table:align="margins"/>
    </style:style>
    <style:style style:name="Table33.A" style:family="table-column">
      <style:table-column-properties style:column-width="7.0806in" style:rel-column-width="65535*"/>
    </style:style>
    <style:style style:name="Table33.A1" style:family="table-cell">
      <style:table-cell-properties fo:padding="0.0382in" fo:border="0.0007in solid #000000"/>
    </style:style>
    <style:style style:name="Table35" style:family="table">
      <style:table-properties style:width="7.0806in" table:align="margins" fo:keep-with-next="always" style:may-break-between-rows="false"/>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1" style:family="table-row">
      <style:table-row-properties style:keep-together="false" fo:keep-together="always"/>
    </style:style>
    <style:style style:name="Table35.A1" style:family="table-cell">
      <style:table-cell-properties fo:background-color="transparent"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549in" style:rel-column-width="16242*"/>
    </style:style>
    <style:style style:name="Table37.B" style:family="table-column">
      <style:table-column-properties style:column-width="5.3257in" style:rel-column-width="49293*"/>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none"/>
    </style:style>
    <style:style style:name="Table37.B2" style:family="table-cell">
      <style:table-cell-properties fo:padding="0.0382in" fo:border-left="0.0007in solid #000000" fo:border-right="0.0007in solid #000000" fo:border-top="none" fo:border-bottom="none"/>
    </style:style>
    <style:style style:name="Table37.A3" style:family="table-cell">
      <style:table-cell-properties fo:padding="0.0382in" fo:border-left="0.0007in solid #000000" fo:border-right="none" fo:border-top="0.0007in solid #000000" fo:border-bottom="0.0007in solid #000000"/>
    </style:style>
    <style:style style:name="Table37.B4" style:family="table-cell">
      <style:table-cell-properties fo:padding="0.0382in" fo:border-left="0.0007in solid #000000" fo:border-right="0.0007in solid #000000" fo:border-top="0.0007in solid #000000" fo:border-bottom="none"/>
    </style:style>
    <style:style style:name="Table37.A5" style:family="table-cell">
      <style:table-cell-properties fo:padding="0.0382in" fo:border-left="0.0007in solid #000000" fo:border-right="none" fo:border-top="none" fo:border-bottom="0.0007in solid #000000"/>
    </style:style>
    <style:style style:name="Table38" style:family="table">
      <style:table-properties style:width="7.0806in" table:align="margins"/>
    </style:style>
    <style:style style:name="Table38.A" style:family="table-column">
      <style:table-column-properties style:column-width="1.7549in" style:rel-column-width="16242*"/>
    </style:style>
    <style:style style:name="Table38.B" style:family="table-column">
      <style:table-column-properties style:column-width="5.3257in" style:rel-column-width="49293*"/>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may-break-between-rows="false"/>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549in" style:rel-column-width="16242*"/>
    </style:style>
    <style:style style:name="Table42.B" style:family="table-column">
      <style:table-column-properties style:column-width="5.3257in" style:rel-column-width="49293*"/>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style>
    <style:style style:name="Table44.A" style:family="table-column">
      <style:table-column-properties style:column-width="1.7549in" style:rel-column-width="16242*"/>
    </style:style>
    <style:style style:name="Table44.B" style:family="table-column">
      <style:table-column-properties style:column-width="5.3257in" style:rel-column-width="49293*"/>
    </style:style>
    <style:style style:name="Table44.A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style>
    <style:style style:name="Table10.A" style:family="table-column">
      <style:table-column-properties style:column-width="1.7611in" style:rel-column-width="16300*"/>
    </style:style>
    <style:style style:name="Table10.B" style:family="table-column">
      <style:table-column-properties style:column-width="5.3194in" style:rel-column-width="492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611in" style:rel-column-width="16300*"/>
    </style:style>
    <style:style style:name="Table34.B" style:family="table-column">
      <style:table-column-properties style:column-width="5.3194in" style:rel-column-width="49235*"/>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style>
    <style:style style:name="Table11.A" style:family="table-column">
      <style:table-column-properties style:column-width="1.7611in" style:rel-column-width="16300*"/>
    </style:style>
    <style:style style:name="Table11.B" style:family="table-column">
      <style:table-column-properties style:column-width="5.3194in" style:rel-column-width="49235*"/>
    </style:style>
    <style:style style:name="Table11.1" style:family="table-row">
      <style:table-row-properties style:keep-together="false" fo:keep-together="always"/>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1.7611in" style:rel-column-width="16300*"/>
    </style:style>
    <style:style style:name="Table43.B" style:family="table-column">
      <style:table-column-properties style:column-width="5.3194in" style:rel-column-width="49235*"/>
    </style:style>
    <style:style style:name="Table43.A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style>
    <style:style style:name="Table45.A" style:family="table-column">
      <style:table-column-properties style:column-width="1.7611in" style:rel-column-width="16300*"/>
    </style:style>
    <style:style style:name="Table45.B" style:family="table-column">
      <style:table-column-properties style:column-width="5.3194in" style:rel-column-width="49235*"/>
    </style:style>
    <style:style style:name="Table45.1" style:family="table-row">
      <style:table-row-properties style:keep-together="false" fo:keep-together="always"/>
    </style:style>
    <style:style style:name="Table45.A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7.0806in" style:rel-column-width="65535*"/>
    </style:style>
    <style:style style:name="Table39.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7.0806in" style:rel-column-width="65535*"/>
    </style:style>
    <style:style style:name="Table46.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48" style:family="table">
      <style:table-properties style:width="7.0806in" table:align="margins"/>
    </style:style>
    <style:style style:name="Table48.A" style:family="table-column">
      <style:table-column-properties style:column-width="1.766in" style:rel-column-width="16345*"/>
    </style:style>
    <style:style style:name="Table48.B" style:family="table-column">
      <style:table-column-properties style:column-width="5.3146in" style:rel-column-width="4919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6in" style:rel-column-width="16345*"/>
    </style:style>
    <style:style style:name="Table49.B" style:family="table-column">
      <style:table-column-properties style:column-width="5.3146in" style:rel-column-width="4919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1.7639in" style:rel-column-width="16325*"/>
    </style:style>
    <style:style style:name="Table50.B" style:family="table-column">
      <style:table-column-properties style:column-width="5.3167in" style:rel-column-width="49210*"/>
    </style:style>
    <style:style style:name="Table50.1" style:family="table-row">
      <style:table-row-properties style:keep-together="false" fo:keep-together="always"/>
    </style:style>
    <style:style style:name="Table50.A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style>
    <style:style style:name="Table51.A" style:family="table-column">
      <style:table-column-properties style:column-width="1.7639in" style:rel-column-width="16325*"/>
    </style:style>
    <style:style style:name="Table51.B" style:family="table-column">
      <style:table-column-properties style:column-width="5.3167in" style:rel-column-width="49210*"/>
    </style:style>
    <style:style style:name="Table51.1" style:family="table-row">
      <style:table-row-properties style:keep-together="false" fo:keep-together="always"/>
    </style:style>
    <style:style style:name="Table51.A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7.0806in" style:rel-column-width="65535*"/>
    </style:style>
    <style:style style:name="Table47.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1" style:family="table-row">
      <style:table-row-properties style:keep-together="false" fo:keep-together="always"/>
    </style:style>
    <style:style style:name="Table17.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1" style:family="table-row">
      <style:table-row-properties style:keep-together="false" fo:keep-together="always"/>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A1" style:family="table-cell">
      <style:table-cell-properties fo:padding="0.0382in" fo:border="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style:style>
    <style:style style:name="P18" style:family="paragraph" style:parent-style-name="Table_20_Contents">
      <style:paragraph-properties fo:text-align="center" style:justify-single-word="false"/>
      <style:text-properties style:font-name="Courier New" fo:font-size="12pt" style:font-size-asian="12pt" style:font-size-complex="12pt"/>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paragraph-properties fo:text-align="justify" style:justify-single-word="false"/>
      <style:text-properties style:font-name="Courier New" fo:font-size="10pt" style:font-size-asian="10pt" style:font-size-complex="10pt"/>
    </style:style>
    <style:style style:name="P21" style:family="paragraph" style:parent-style-name="Table_20_Contents">
      <style:paragraph-properties fo:text-align="start" style:justify-single-word="false"/>
    </style:style>
    <style:style style:name="P22" style:family="paragraph" style:parent-style-name="Code">
      <style:text-properties fo:font-size="12pt" fo:font-weight="bold" style:font-size-asian="12pt" style:font-weight-asian="bold" style:font-size-complex="12pt" style:font-weight-complex="bold"/>
    </style:style>
    <style:style style:name="P23" style:family="paragraph" style:parent-style-name="Code">
      <style:paragraph-properties fo:text-align="justify" style:justify-single-word="false"/>
    </style:style>
    <style:style style:name="P24" style:family="paragraph" style:parent-style-name="Code">
      <style:text-properties style:font-name="Times New Roman" fo:font-size="14pt" style:font-name-asian="SimSun" style:font-size-asian="14pt" style:font-name-complex="Mangal" style:font-size-complex="14pt"/>
    </style:style>
    <style:style style:name="P25" style:family="paragraph" style:parent-style-name="Text_20_body">
      <style:paragraph-properties fo:break-before="page"/>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7.0602in" style:type="right" style:leader-style="dotted" style:leader-text="."/>
        </style:tab-stops>
      </style:paragraph-properties>
    </style:style>
    <style:style style:name="P28" style:family="paragraph" style:parent-style-name="Contents_20_2">
      <style:paragraph-properties>
        <style:tab-stops>
          <style:tab-stop style:position="6.8839in" style:type="right"/>
        </style:tab-stops>
      </style:paragraph-properties>
    </style:style>
    <style:style style:name="P29" style:family="paragraph" style:parent-style-name="Index_20_1">
      <style:paragraph-properties>
        <style:tab-stops>
          <style:tab-stop style:position="7.0807in" style:type="right"/>
        </style:tab-stops>
      </style:paragraph-properties>
    </style:style>
    <style:style style:name="P30" style:family="paragraph" style:parent-style-name="Index_20_Separator">
      <style:paragraph-properties>
        <style:tab-stops/>
      </style:paragraph-properties>
    </style:style>
    <style:style style:name="P31" style:family="paragraph" style:parent-style-name="Heading_20_1">
      <style:paragraph-properties fo:text-align="justify" style:justify-single-word="false"/>
    </style:style>
    <style:style style:name="P32" style:family="paragraph" style:parent-style-name="Heading_20_1">
      <style:paragraph-properties fo:break-before="page"/>
    </style:style>
    <style:style style:name="P33" style:family="paragraph" style:parent-style-name="Text_20_body" style:master-page-name="Standard">
      <style:paragraph-properties style:page-number="auto"/>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paragraph-properties fo:text-align="justify" style:justify-single-word="false"/>
    </style:style>
    <style:style style:name="P37" style:family="paragraph" style:parent-style-name="Text_20_body" style:list-style-name="L5">
      <style:paragraph-properties fo:text-align="justify" style:justify-single-word="false"/>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8">
      <style:paragraph-properties fo:text-align="justify" style:justify-single-word="false"/>
    </style:style>
    <style:style style:name="P40" style:family="paragraph" style:parent-style-name="Text_20_body" style:list-style-name="L10">
      <style:paragraph-properties fo:text-align="justify" style:justify-single-word="false"/>
    </style:style>
    <style:style style:name="P41" style:family="paragraph" style:parent-style-name="Text_20_body" style:list-style-name="L11">
      <style:paragraph-properties fo:text-align="justify" style:justify-single-word="false"/>
    </style:style>
    <style:style style:name="P42" style:family="paragraph" style:parent-style-name="Text_20_body" style:list-style-name="L12">
      <style:paragraph-properties fo:text-align="justify" style:justify-single-word="false"/>
    </style:style>
    <style:style style:name="P43" style:family="paragraph" style:parent-style-name="Text_20_body" style:list-style-name="L13">
      <style:paragraph-properties fo:text-align="justify" style:justify-single-word="false"/>
    </style:style>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January 28, 2015</text:p>
      <text:p text:style-name="P2">Covering fOOrth version 0.0.3</text:p>
      <text:p text:style-name="P2">Status: Unpublished.</text:p>
      <text:p text:style-name="Text_20_body"/>
      <text:p text:style-name="Text_20_body"/>
      <text:p text:style-name="Text_20_body"/>
      <text:p text:style-name="P2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6">Table of Contents</text:p>
          </text:index-title>
          <text:p text:style-name="P27">The MIT License (MIT).<text:tab/>5</text:p>
          <text:p text:style-name="P27">Introduction<text:tab/>6</text:p>
          <text:p text:style-name="P28">About the name fOOrth<text:tab/>6</text:p>
          <text:p text:style-name="P28">How fOOrth came to be<text:tab/>6</text:p>
          <text:p text:style-name="P28">Goals and Principles<text:tab/>7</text:p>
          <text:p text:style-name="P28">Report Card<text:tab/>8</text:p>
          <text:p text:style-name="P28">Special Note<text:tab/>8</text:p>
          <text:p text:style-name="P27">Installation<text:tab/>9</text:p>
          <text:p text:style-name="P28">Ruby<text:tab/>9</text:p>
          <text:p text:style-name="P28">fOOrth<text:tab/>9</text:p>
          <text:p text:style-name="P28">Running fOOrth<text:tab/>10</text:p>
          <text:p text:style-name="P28">Source Archive<text:tab/>10</text:p>
          <text:p text:style-name="P27">First Steps<text:tab/>11</text:p>
          <text:p text:style-name="P27">The Syntax and Style of fOOrth<text:tab/>13</text:p>
          <text:p text:style-name="P28">Syntax<text:tab/>13</text:p>
          <text:p text:style-name="P28">Spaces<text:tab/>13</text:p>
          <text:p text:style-name="P28">Comments<text:tab/>13</text:p>
          <text:p text:style-name="P28">String Literals<text:tab/>13</text:p>
          <text:p text:style-name="P28">Numeric Literals<text:tab/>14</text:p>
          <text:p text:style-name="P27">A fOOrth Calculator<text:tab/>15</text:p>
          <text:p text:style-name="P28">The Basics<text:tab/>15</text:p>
          <text:p text:style-name="P28">Stack Manipulation<text:tab/>16</text:p>
          <text:p text:style-name="P28">Programming<text:tab/>18</text:p>
          <text:p text:style-name="P28">Control Structures<text:tab/>19</text:p>
          <text:p text:style-name="P28">Data Memory<text:tab/>19</text:p>
          <text:p text:style-name="P27">The Class Tree<text:tab/>20</text:p>
          <text:p text:style-name="P28">A Brief Overview<text:tab/>20</text:p>
          <text:p text:style-name="P27">Method Mapping<text:tab/>22</text:p>
          <text:p text:style-name="P27">Routing<text:tab/>23</text:p>
          <text:p text:style-name="P28">Routing Internals<text:tab/>24</text:p>
          <text:p text:style-name="P27">VirtualMachine<text:tab/>26</text:p>
          <text:p text:style-name="P28">Instance Methods<text:tab/>26</text:p>
          <text:p text:style-name="P28">See Also<text:tab/>26</text:p>
          <text:p text:style-name="P27">Object<text:tab/>27</text:p>
          <text:p text:style-name="P28">Instance Methods<text:tab/>27</text:p>
          <text:p text:style-name="P28">See Also<text:tab/>36</text:p>
          <text:p text:style-name="P27">Array<text:tab/>37</text:p>
          <text:p text:style-name="P28">Array Literals<text:tab/>37</text:p>
          <text:p text:style-name="P28">Class Methods<text:tab/>37</text:p>
          <text:p text:style-name="P28">Instance Methods<text:tab/>37</text:p>
          <text:p text:style-name="P28">See Also<text:tab/>37</text:p>
          <text:p text:style-name="P27">Class<text:tab/>38</text:p>
          <text:p text:style-name="P28">Instance Methods<text:tab/>38</text:p>
          <text:p text:style-name="P28">See Also<text:tab/>38</text:p>
          <text:p text:style-name="P27">FalseClass<text:tab/>39</text:p>
          <text:p text:style-name="P28">Instance Methods<text:tab/>39</text:p>
          <text:p text:style-name="P28">See Also<text:tab/>39</text:p>
          <text:p text:style-name="P27">Hash<text:tab/>40</text:p>
          <text:p text:style-name="P28">Hash Literals<text:tab/>40</text:p>
          <text:p text:style-name="P28">Instance Methods<text:tab/>40</text:p>
          <text:p text:style-name="P28">See Also<text:tab/>40</text:p>
          <text:p text:style-name="P27">InStream<text:tab/>41</text:p>
          <text:p text:style-name="P28">Class Methods<text:tab/>41</text:p>
          <text:p text:style-name="P28">Instance Methods<text:tab/>41</text:p>
          <text:p text:style-name="P28">See Also<text:tab/>41</text:p>
          <text:p text:style-name="P27">MaxNumeric<text:tab/>42</text:p>
          <text:p text:style-name="P27">MinNumeric<text:tab/>43</text:p>
          <text:p text:style-name="P27">NilClass<text:tab/>44</text:p>
          <text:p text:style-name="P28">Instance Methods<text:tab/>44</text:p>
          <text:p text:style-name="P28">See Also<text:tab/>44</text:p>
          <text:p text:style-name="P27">Numeric<text:tab/>45</text:p>
          <text:p text:style-name="P28">Instance Methods<text:tab/>45</text:p>
          <text:p text:style-name="P28">See Also<text:tab/>45</text:p>
          <text:p text:style-name="P27">Complex<text:tab/>46</text:p>
          <text:p text:style-name="P28">Complex Literals<text:tab/>46</text:p>
          <text:p text:style-name="P28">Instance Methods<text:tab/>47</text:p>
          <text:p text:style-name="P28">See Also<text:tab/>47</text:p>
          <text:p text:style-name="P27">Float<text:tab/>48</text:p>
          <text:p text:style-name="P28">Float Literals<text:tab/>48</text:p>
          <text:p text:style-name="P28">See Also<text:tab/>48</text:p>
          <text:p text:style-name="P27">Integer<text:tab/>49</text:p>
          <text:p text:style-name="P28">Integer Literals<text:tab/>49</text:p>
          <text:p text:style-name="P28">Instance Methods<text:tab/>49</text:p>
          <text:p text:style-name="P28">See Also<text:tab/>49</text:p>
          <text:p text:style-name="P27">Rational<text:tab/>51</text:p>
          <text:p text:style-name="P28">Rational Literals<text:tab/>51</text:p>
          <text:p text:style-name="P28">Instance Methods<text:tab/>51</text:p>
          <text:p text:style-name="P28">See Also<text:tab/>52</text:p>
          <text:p text:style-name="P27"><text:soft-page-break/>OutStream<text:tab/>53</text:p>
          <text:p text:style-name="P28">Class Methods<text:tab/>53</text:p>
          <text:p text:style-name="P28">Instance Methods<text:tab/>53</text:p>
          <text:p text:style-name="P28">See Also<text:tab/>53</text:p>
          <text:p text:style-name="P27">Procedure<text:tab/>54</text:p>
          <text:p text:style-name="P28">Procedure Literals<text:tab/>54</text:p>
          <text:p text:style-name="P28">Instance Methods<text:tab/>54</text:p>
          <text:p text:style-name="P28">See Also<text:tab/>54</text:p>
          <text:p text:style-name="P27">String<text:tab/>55</text:p>
          <text:p text:style-name="P28">String Literals<text:tab/>55</text:p>
          <text:p text:style-name="P28">Instance Methods<text:tab/>55</text:p>
          <text:p text:style-name="P28">See Also<text:tab/>55</text:p>
          <text:p text:style-name="P27">Thread<text:tab/>56</text:p>
          <text:p text:style-name="P28">Class Methods<text:tab/>56</text:p>
          <text:p text:style-name="P28">Instance Methods<text:tab/>56</text:p>
          <text:p text:style-name="P28">See Also<text:tab/>56</text:p>
          <text:p text:style-name="P27">TrueClass<text:tab/>57</text:p>
          <text:p text:style-name="P28">See Also<text:tab/>57</text:p>
          <text:p text:style-name="P27">Appendix A – Symbol Glossary<text:tab/>58</text:p>
          <text:p text:style-name="P27">Appendix B – Regular Expressions<text:tab/>60</text:p>
          <text:p text:style-name="P27">Edit History:<text:tab/>62</text:p>
        </text:index-body>
      </text:table-of-content>
      <text:p text:style-name="Text_20_body"/>
      <text:h text:style-name="P32"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31"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686579594667771141" text:style-name="L1">
        <text:list-item>
          <text:p text:style-name="P34">A Simple, Easy-to-Understand syntax that is none the less, Expressive and Compact:</text:p>
        </text:list-item>
      </text:list>
      <text:list xml:id="list3185895621349850662" text:style-name="L2">
        <text:list-item>
          <text:list>
            <text:list-item>
              <text:p text:style-name="P35">Source code in fOOrth is free-form with no line oriented limitations or rules.</text:p>
            </text:list-item>
            <text:list-item>
              <text:p text:style-name="P35">Support is given to the easy representation of common literal data such as strings, integers, floating point numbers, rational numbers, and complex numbers.</text:p>
            </text:list-item>
          </text:list>
        </text:list-item>
      </text:list>
      <text:list xml:id="list43767997" text:continue-list="list2686579594667771141" text:style-name="L1">
        <text:list-item>
          <text:p text:style-name="P34">Safe Data and Data Structures:</text:p>
        </text:list-item>
      </text:list>
      <text:list xml:id="list2956993432746120071" text:style-name="L3">
        <text:list-item>
          <text:list>
            <text:list-item>
              <text:p text:style-name="P36">Simple, reliable arithmetic. In fOOrth, integer operations never overflow. Rational values can be represented exactly, complex numbers are supported, and conversions between numeric types are simple.</text:p>
            </text:list-item>
            <text:list-item>
              <text:p text:style-name="P36">Strings grow as needed without the need to allocate space or worry about overflow.</text:p>
            </text:list-item>
            <text:list-item>
              <text:p text:style-name="P36">Data containers such as arrays and hashes grow as needed. Out of range subscripts <text:soft-page-break/>cannot access undefined memory regions. </text:p>
            </text:list-item>
          </text:list>
        </text:list-item>
      </text:list>
      <text:list xml:id="list43773072" text:continue-list="list43767997" text:style-name="L1">
        <text:list-item>
          <text:p text:style-name="P34">Message Passing:</text:p>
        </text:list-item>
      </text:list>
      <text:list xml:id="list160171797760407566" text:style-name="L4">
        <text:list-item>
          <text:list>
            <text:list-item>
              <text:p text:style-name="P44">In fOOrth all actions take the form of messages sent to a receiver.</text:p>
            </text:list-item>
            <text:list-item>
              <text:p text:style-name="P44">The routing of messages is specified by the exact type of the message.</text:p>
            </text:list-item>
            <text:list-item>
              <text:p text:style-name="P44">Message receivers include data items on the stack as well as the virtual machine object associated with the current thread of execution.</text:p>
            </text:list-item>
            <text:list-item>
              <text:p text:style-name="P44">Messages for which no routing specification can be found, generate an error at compile time.</text:p>
            </text:list-item>
          </text:list>
        </text:list-item>
      </text:list>
      <text:list xml:id="list43744579" text:continue-list="list43773072" text:style-name="L1">
        <text:list-item>
          <text:p text:style-name="P34">Object Oriented Design:</text:p>
        </text:list-item>
      </text:list>
      <text:list xml:id="list8898198179881579342" text:style-name="L5">
        <text:list-item>
          <text:list>
            <text:list-item>
              <text:p text:style-name="P37">Support class based inheritance, with a non-cyclic (single inheritance) tree derived from a common base Object class.</text:p>
            </text:list-item>
            <text:list-item>
              <text:p text:style-name="P45">Support late binding and polymorphism through message interface compatibility or “duck” typing.</text:p>
            </text:list-item>
          </text:list>
        </text:list-item>
      </text:list>
      <text:list xml:id="list43767130" text:continue-list="list43744579" text:style-name="L1">
        <text:list-item>
          <text:p text:style-name="P34">Meta programming: </text:p>
        </text:list-item>
      </text:list>
      <text:list xml:id="list8005906681946006903" text:style-name="L6">
        <text:list-item>
          <text:list>
            <text:list-item>
              <text:p text:style-name="P46">Support extensible language constructs by making the compiler an accessible part of the system.</text:p>
            </text:list-item>
          </text:list>
        </text:list-item>
      </text:list>
      <text:list xml:id="list43754112" text:continue-list="list43767130" text:style-name="L1">
        <text:list-item>
          <text:p text:style-name="P34">Reliability:</text:p>
        </text:list-item>
      </text:list>
      <text:list xml:id="list139338366608851860" text:style-name="L7">
        <text:list-item>
          <text:list>
            <text:list-item>
              <text:p text:style-name="P47">Errors should be detected as soon as possible. </text:p>
            </text:list-item>
            <text:list-item>
              <text:p text:style-name="P47">Language constructs should not be designed in a way that causes simple coding errors to spin off into infinite loops. </text:p>
            </text:list-item>
          </text:list>
        </text:list-item>
      </text:list>
      <text:list xml:id="list43753211" text:continue-list="list43754112" text:style-name="L1">
        <text:list-item>
          <text:p text:style-name="P38">Building on the host language:</text:p>
        </text:list-item>
      </text:list>
      <text:list xml:id="list6842989988878978358" text:style-name="L8">
        <text:list-item>
          <text:list>
            <text:list-item>
              <text:p text:style-name="P3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644014214937311004" text:style-name="L9">
        <text:list-item>
          <text:p text:style-name="P48">ruby 1.9.3p484 (2013-11-22) [i386-mingw32]</text:p>
        </text:list-item>
        <text:list-item>
          <text:p text:style-name="P48">ruby 2.1.5p273 (2014-11-13 revision 48405) [i386-mingw32]</text:p>
        </text:list-item>
        <text:list-item>
          <text:p text:style-name="P48">Rubinius – to be tested!</text:p>
        </text:list-item>
        <text:list-item>
          <text:p text:style-name="P48">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44208800"/>Rake<text:alphabetical-index-mark-end text:id="IMark144208800"/>:</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4208800"/>Demo.rb<text:alphabetical-index-mark-end text:id="IMark14420880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144188268"/>drop<text:alphabetical-index-mark-end text:id="IMark144188268"/>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23">&gt;</text:p>
          </table:table-cell>
        </table:table-row>
        <table:table-row table:style-name="Table54.1">
          <table:table-cell table:style-name="Table54.A2" office:value-type="string">
            <text:p text:style-name="P13"><text:alphabetical-index-mark-start text:id="IMark144188268"/>dup<text:alphabetical-index-mark-end text:id="IMark144188268"/>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23">&gt;</text:p>
          </table:table-cell>
        </table:table-row>
        <table:table-row table:style-name="Table54.1">
          <table:table-cell table:style-name="Table54.A2" office:value-type="string">
            <text:p text:style-name="P13"><text:alphabetical-index-mark-start text:id="IMark144188268"/>nip<text:alphabetical-index-mark-end text:id="IMark144188268"/>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23">&gt;</text:p>
          </table:table-cell>
        </table:table-row>
        <table:table-row table:style-name="Table54.1">
          <table:table-cell table:style-name="Table54.A2" office:value-type="string">
            <text:p text:style-name="P13"><text:alphabetical-index-mark-start text:id="IMark144188268"/>over<text:alphabetical-index-mark-end text:id="IMark144188268"/>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144188268"/>pick<text:alphabetical-index-mark-end text:id="IMark144188268"/>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44188268"/>swap<text:alphabetical-index-mark-end text:id="IMark144188268"/>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23">&gt;</text:p>
          </table:table-cell>
        </table:table-row>
        <table:table-row table:style-name="Table54.1">
          <table:table-cell table:style-name="Table54.A2" office:value-type="string">
            <text:p text:style-name="P13"><text:alphabetical-index-mark-start text:id="IMark144188268"/>tuck<text:alphabetical-index-mark-end text:id="IMark144188268"/>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3827834214492148814" text:style-name="L10">
        <text:list-item>
          <text:p text:style-name="P40">To store return addresses for word calls. In fOOrth this is handled by the Ruby virtual machine.</text:p>
        </text:list-item>
        <text:list-item>
          <text:p text:style-name="P40">To store context for control structures. In fOOrth the context mechanism provides for a far richer and more reliable set of control, compile, and data structures.</text:p>
        </text:list-item>
        <text:list-item>
          <text:p text:style-name="P4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Text_20_body"/>
      <text:h text:style-name="Heading_20_2" text:outline-level="2">Data Memory</text:h>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22">Object</text:p>
      <text:p text:style-name="P22"><text:tab/>Array</text:p>
      <text:p text:style-name="P22"><text:tab/>Class</text:p>
      <text:p text:style-name="P22"><text:tab/>FalseClass</text:p>
      <text:p text:style-name="P22"><text:tab/>Hash</text:p>
      <text:p text:style-name="P22"><text:tab/>InStream</text:p>
      <text:p text:style-name="P22"><text:tab/>MaxNumeric</text:p>
      <text:p text:style-name="P22"><text:tab/>MinNumeric</text:p>
      <text:p text:style-name="P22"><text:tab/>NilClass</text:p>
      <text:p text:style-name="P22"><text:tab/>Numeric</text:p>
      <text:p text:style-name="P22"><text:tab/><text:tab/>Complex</text:p>
      <text:p text:style-name="P22"><text:tab/><text:tab/>Float</text:p>
      <text:p text:style-name="P22"><text:tab/><text:tab/>Integer</text:p>
      <text:p text:style-name="P22"><text:tab/><text:tab/><text:tab/>Bignum</text:p>
      <text:p text:style-name="P22"><text:tab/><text:tab/><text:tab/>Fixnum</text:p>
      <text:p text:style-name="P22"><text:tab/><text:tab/>Rational</text:p>
      <text:p text:style-name="P22"><text:tab/>OutStream</text:p>
      <text:p text:style-name="P22"><text:tab/>Procedure</text:p>
      <text:p text:style-name="P22"><text:tab/>String</text:p>
      <text:p text:style-name="P22"><text:tab/>Thread</text:p>
      <text:p text:style-name="P22"><text:tab/>TrueClass</text:p>
      <text:p text:style-name="P22"><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03181944"/>Classes<text:alphabetical-index-mark-end text:id="IMark103181944"/></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03181944"/>Inheritance<text:alphabetical-index-mark-end text:id="IMark103181944"/></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03181944"/>Methods<text:alphabetical-index-mark-end text:id="IMark103181944"/></text:h>
      <text:p text:style-name="P3">All code in fOOrth is contained in methods. A method is a fragment of code that an object uses to respond to a message that has been sent to that object. In fOOrth there are three sorts of methods:</text:p>
      <text:list xml:id="list6528175840464968549" text:style-name="L11">
        <text:list-item>
          <text:p text:style-name="P41">Shared: Methods that are common to all instances of the class that contains them.</text:p>
        </text:list-item>
        <text:list-item>
          <text:p text:style-name="P41">Exclusive: Methods that are defined for one and only one object (and all of its clones that are created <text:span text:style-name="T2">after</text:span> the exclusive method is defined.).</text:p>
        </text:list-item>
        <text:list-item>
          <text:p text:style-name="P41">Local: Methods that are created in a context and are accessible only in that context. When the context concludes, these methods are no longer accessible.</text:p>
        </text:list-item>
      </text:list>
      <text:h text:style-name="Heading_20_3" text:outline-level="3"><text:alphabetical-index-mark-start text:id="IMark144188028"/>Late Binding<text:alphabetical-index-mark-end text:id="IMark144188028"/> and <text:alphabetical-index-mark-start text:id="IMark144187692"/>Polymorphism<text:alphabetical-index-mark-end text:id="IMark144187692"/></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44187692"/>Method Mapping<text:alphabetical-index-mark-end text:id="IMark144187692"/></text:h>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3809321529002819382" text:style-name="L12">
        <text:list-item>
          <text:p text:style-name="P42">The strings used by fOOrth needed to be converted to Ruby symbols to allow code to be executed in Ruby.</text:p>
        </text:list-item>
        <text:list-item>
          <text:p text:style-name="P42">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42">The mapping of symbols had to allow some strings to map to known symbols so that Ruby code code be constructed that uses those symbols for internal actions.</text:p>
        </text:list-item>
      </text:list>
      <text:p text:style-name="P3"/>
      <text:p text:style-name="P3"/>
      <text:h text:style-name="Heading_20_1" text:outline-level="1"><text:alphabetical-index-mark-start text:id="IMark144188028"/>Routing<text:alphabetical-index-mark-end text:id="IMark144188028"/></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7154298504413445406" text:style-name="L13">
        <text:list-item>
          <text:p text:style-name="P43">The defining word used to create the method.</text:p>
        </text:list-item>
        <text:list-item>
          <text:p text:style-name="P43">The receiver of the defining word used to create the method.</text:p>
        </text:list-item>
        <text:list-item>
          <text:p text:style-name="P43">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144188268"/>:<text:alphabetical-index-mark-end text:id="IMark144188268"/></text:p>
          </table:table-cell>
          <table:table-cell table:style-name="Table9.A2" office:value-type="string">
            <text:p text:style-name="P10">N/A</text:p>
          </table:table-cell>
          <table:table-cell table:style-name="Table9.A2" office:value-type="string">
            <text:p text:style-name="P18">any<text:note text:id="ftn15" text:note-class="footnote"><text:note-citation>15</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16" text:note-class="footnote"><text:note-citation>16</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144188268"/>.:<text:alphabetical-index-mark-end text:id="IMark144188268"/></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note text:id="ftn17" text:note-class="footnote"><text:note-citation>17</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note text:id="ftn18" text:note-class="footnote"><text:note-citation>18</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note text:id="ftn19" text:note-class="footnote"><text:note-citation>19</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note text:id="ftn20" text:note-class="footnote"><text:note-citation>20</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144188268"/>.::<text:alphabetical-index-mark-end text:id="IMark144188268"/></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8">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44189660"/>do_map_name<text:alphabetical-index-mark-end text:id="IMark144189660"/>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text:alphabetical-index-mark-start text:id="IMark144189660"/>VirtualMachine<text:alphabetical-index-mark-end text:id="IMark144189660"/></text:h>
      <text:p text:style-name="Text_20_body"/>
      <text:p text:style-name="Text_20_body">Inheritance: VirtualMachine <text:span text:style-name="T9">←</text:span> Object</text:p>
      <text:p text:style-name="Code">VirtualMachine Shared Methods =</text:p>
      <text:p text:style-name="Code">! <text:s text:c="8"/>)noshow <text:s text:c="2"/>.each{ <text:s text:c="3"/>accept" <text:s text:c="2"/>epsilon <text:s text:c="2"/>nil <text:s text:c="6"/>thread:</text:p>
      <text:p text:style-name="Code">!: <text:s text:c="7"/>)quit <text:s text:c="4"/>.map{ <text:s text:c="4"/>begin <text:s text:c="4"/>f" <text:s text:c="7"/>nip <text:s text:c="6"/>true</text:p>
      <text:p text:style-name="Code">)" <text:s text:c="7"/>)show <text:s text:c="4"/>.new{ <text:s text:c="4"/>class: <text:s text:c="3"/>false <text:s text:c="4"/>over <text:s text:c="5"/>tuck</text:p>
      <text:p text:style-name="Code">)classes <text:s/>)threads <text:s/>.open{ <text:s text:c="3"/>clone <text:s text:c="4"/>global: <text:s text:c="2"/>pause <text:s text:c="4"/>vm</text:p>
      <text:p text:style-name="Code">)context <text:s/>)unmap" <text:s text:c="2"/>.select{ <text:s/>complex <text:s text:c="2"/>if <text:s text:c="7"/>pi <text:s text:c="7"/>{</text:p>
      <text:p text:style-name="Code">)context! )version <text:s/>.vm_name <text:s/>copy <text:s text:c="5"/>infinity <text:s/>pick <text:s text:c="5"/>{{</text:p>
      <text:p text:style-name="Code">)debug <text:s text:c="3"/>)vm <text:s text:c="6"/>.with{ <text:s text:c="3"/>cr <text:s text:c="7"/>load" <text:s text:c="4"/>rational</text:p>
      <text:p text:style-name="Code">)entries <text:s/>)vm! <text:s text:c="5"/>: <text:s text:c="8"/>do <text:s text:c="7"/>max_float rot</text:p>
      <text:p text:style-name="Code">)globals <text:s/>)words <text:s text:c="3"/>?dup <text:s text:c="5"/>dpr <text:s text:c="6"/>max_num <text:s text:c="2"/>self</text:p>
      <text:p text:style-name="Code">)load" <text:s text:c="3"/>-infinity @ <text:s text:c="8"/>drop <text:s text:c="5"/>min_float space</text:p>
      <text:p text:style-name="Code">)map" <text:s text:c="4"/>.append{ <text:s/>[ <text:s text:c="8"/>dup <text:s text:c="6"/>min_num <text:s text:c="2"/>spaces</text:p>
      <text:p text:style-name="Code">)nodebug <text:s/>.create{ <text:s/>accept <text:s text:c="3"/>e <text:s text:c="8"/>nan <text:s text:c="6"/>swap</text:p>
      <text:p text:style-name="Code"/>
      <text:p text:style-name="Text_20_body"/>
      <text:p text:style-name="Text_20_body"/>
      <text:h text:style-name="Heading_20_2" text:outline-level="2">Instance Methods</text:h>
      <text:p text:style-name="Text_20_body"/>
      <text:p text:style-name="Text_20_body"/>
      <text:h text:style-name="Heading_20_2" text:outline-level="2">See Also</text:h>
      <text:p text:style-name="Text_20_body"/>
      <text:p text:style-name="Text_20_body"/>
      <text:h text:style-name="Heading_20_1" text:outline-level="1"><text:alphabetical-index-mark-start text:id="IMark144189660"/>Object<text:alphabetical-index-mark-end text:id="IMark144189660"/></text:h>
      <text:p text:style-name="Text_20_body"/>
      <text:p text:style-name="Text_20_body">Inheritance: Object <text:span text:style-name="T9">← nil</text:span></text:p>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3" table:style-name="Table13">
        <table:table-column table:style-name="Table13.A"/>
        <table:table-row>
          <table:table-cell table:style-name="Table13.A1" office:value-type="string">
            <text:h text:style-name="Heading_20_3" text:outline-level="3">[object_a object_b] <text:alphabetical-index-mark-start text:id="IMark103180840"/>&amp;&amp;<text:alphabetical-index-mark-end text:id="IMark103180840"/>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4" table:style-name="Table14">
        <table:table-column table:style-name="Table14.A"/>
        <table:table-row>
          <table:table-cell table:style-name="Table14.A1" office:value-type="string">
            <text:h text:style-name="Heading_20_3" text:outline-level="3">[object] <text:alphabetical-index-mark-start text:id="IMark103180840"/>)methods<text:alphabetical-index-mark-end text:id="IMark103180840"/>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5" table:style-name="Table15">
        <table:table-column table:style-name="Table15.A"/>
        <table:table-row>
          <table:table-cell table:style-name="Table15.A1" office:value-type="string">
            <text:h text:style-name="Heading_20_3" text:outline-level="3">[object] <text:alphabetical-index-mark-start text:id="IMark103180840"/>.<text:alphabetical-index-mark-end text:id="IMark103180840"/> []</text:h>
            <text:p text:style-name="P3"><text:span text:style-name="T1">Routing:</text:span> TOS.</text:p>
            <text:p text:style-name="P3">Print out the object on the console using the default formatting.</text:p>
          </table:table-cell>
        </table:table-row>
      </table:table>
      <text:p text:style-name="P3"/>
      <table:table table:name="Table12" table:style-name="Table12">
        <table:table-column table:style-name="Table12.A"/>
        <text:soft-page-break/>
        <table:table-row table:style-name="Table12.1">
          <table:table-cell table:style-name="Table12.A1" office:value-type="string">
            <text:h text:style-name="Heading_20_3" text:outline-level="3">[object] <text:alphabetical-index-mark-start text:id="IMark103180840"/>.::<text:alphabetical-index-mark-end text:id="IMark103180840"/>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4"/>
          </table:table-cell>
        </table:table-row>
        <table:table-row table:style-name="Table12.1">
          <table:table-cell table:style-name="Table12.A2" office:value-type="string">
            <text:h text:style-name="Heading_20_4" text:outline-level="4">Local Methods: </text:h>
          </table:table-cell>
        </table:table-row>
        <table:table-row table:style-name="Table12.1">
          <table:table-cell table:style-name="Table12.A2" office:value-type="string">
            <text:h text:style-name="Heading_20_4" text:outline-level="4">[initial value] <text:alphabetical-index-mark-start text:id="IMark103180840"/>inst:<text:alphabetical-index-mark-end text:id="IMark103180840"/>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2.1">
          <table:table-cell table:style-name="Table12.A4" office:value-type="string">
            <text:h text:style-name="Heading_20_4" text:outline-level="4">[initial value] <text:alphabetical-index-mark-start text:id="IMark103180840"/>local:<text:alphabetical-index-mark-end text:id="IMark103180840"/>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2.1">
          <table:table-cell table:style-name="Table12.A1" office:value-type="string">
            <text:h text:style-name="Heading_20_4" text:outline-level="4">[] <text:alphabetical-index-mark-start text:id="IMark103180840"/>super<text:alphabetical-index-mark-end text:id="IMark103180840"/>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2.1">
          <table:table-cell table:style-name="Table12.A2" office:value-type="string">
            <text:h text:style-name="Heading_20_4" text:outline-level="4">[] <text:alphabetical-index-mark-start text:id="IMark103180840"/>;<text:alphabetical-index-mark-end text:id="IMark103180840"/>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23" table:style-name="Table23">
        <table:table-column table:style-name="Table23.A"/>
        <table:table-row>
          <table:table-cell table:style-name="Table23.A1" office:value-type="string">
            <text:h text:style-name="Heading_20_3" text:outline-level="3">[an_object] <text:alphabetical-index-mark-start text:id="IMark103180840"/>.class<text:alphabetical-index-mark-end text:id="IMark103180840"/> [a_class]</text:h>
            <text:p text:style-name="P13"><text:span text:style-name="T1">Routing:</text:span> TOS.</text:p>
            <text:p text:style-name="P13">Get the class of the receiver object.</text:p>
          </table:table-cell>
        </table:table-row>
      </table:table>
      <text:p text:style-name="P3"><text:soft-page-break/></text:p>
      <table:table table:name="Table30" table:style-name="Table30">
        <table:table-column table:style-name="Table30.A"/>
        <table:table-row table:style-name="Table30.1">
          <table:table-cell table:style-name="Table30.A1" office:value-type="string">
            <text:h text:style-name="Heading_20_4" text:outline-level="4">[an_object] <text:alphabetical-index-mark-start text:id="IMark103180840"/>.clone<text:alphabetical-index-mark-end text:id="IMark103180840"/>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31" table:style-name="Table31">
        <table:table-column table:style-name="Table31.A"/>
        <table:table-row>
          <table:table-cell table:style-name="Table31.A1" office:value-type="string">
            <text:h text:style-name="Heading_20_4" text:outline-level="4">[an_object] <text:alphabetical-index-mark-start text:id="IMark103180840"/>.copy<text:alphabetical-index-mark-end text:id="IMark103180840"/>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32" table:style-name="Table32">
        <table:table-column table:style-name="Table32.A"/>
        <table:table-row>
          <table:table-cell table:style-name="Table32.A1" office:value-type="string">
            <text:h text:style-name="Heading_20_4" text:outline-level="4">[unspecified an_object] <text:alphabetical-index-mark-start text:id="IMark103180840"/>.init<text:alphabetical-index-mark-end text:id="IMark103180840"/>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33" table:style-name="Table33">
        <table:table-column table:style-name="Table33.A"/>
        <table:table-row>
          <table:table-cell table:style-name="Table33.A1" office:value-type="string">
            <text:h text:style-name="Heading_20_4" text:outline-level="4">[an_object] <text:alphabetical-index-mark-start text:id="IMark103180840"/>.is_class?<text:alphabetical-index-mark-end text:id="IMark103180840"/>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5" table:style-name="Table35">
        <table:table-column table:style-name="Table35.A"/>
        <table:table-column table:style-name="Table35.B"/>
        <text:soft-page-break/>
        <table:table-row table:style-name="Table35.1">
          <table:table-cell table:style-name="Table35.A1" table:number-columns-spanned="2" office:value-type="string">
            <text:h text:style-name="Heading_20_4" text:outline-level="4">[an_object] <text:alphabetical-index-mark-start text:id="IMark103180840"/>.name<text:alphabetical-index-mark-end text:id="IMark103180840"/>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P16">Object .name</text:p>
          </table:table-cell>
          <table:table-cell table:style-name="Table35.B2" office:value-type="string">
            <text:p text:style-name="P13">“Object”</text:p>
          </table:table-cell>
        </table:table-row>
        <table:table-row>
          <table:table-cell table:style-name="Table35.A2" office:value-type="string">
            <text:p text:style-name="P16">100 .name</text:p>
          </table:table-cell>
          <table:table-cell table:style-name="Table35.B2" office:value-type="string">
            <text:p text:style-name="P13">“Fixnum instance”</text:p>
          </table:table-cell>
        </table:table-row>
        <table:table-row>
          <table:table-cell table:style-name="Table35.A2" office:value-type="string">
            <text:p text:style-name="P16">vm .name</text:p>
          </table:table-cell>
          <table:table-cell table:style-name="Table35.B2" office:value-type="string">
            <text:p text:style-name="P13">“VirtualMachine instance &lt;Main&gt;”</text:p>
          </table:table-cell>
        </table:table-row>
      </table:table>
      <text:p text:style-name="P3"/>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03180840"/>.strlen<text:alphabetical-index-mark-end text:id="IMark103180840"/>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3" office:value-type="string">
            <text:p text:style-name="P16">"ABCD" .strlen </text:p>
          </table:table-cell>
          <table:table-cell table:style-name="Table37.A1" office:value-type="string">
            <text:p text:style-name="P13">4</text:p>
          </table:table-cell>
        </table:table-row>
        <table:table-row>
          <table:table-cell table:style-name="Table37.A3" office:value-type="string">
            <text:p text:style-name="P16">100 .strlen </text:p>
          </table:table-cell>
          <table:table-cell table:style-name="Table37.B4" office:value-type="string">
            <text:p text:style-name="P13">3</text:p>
          </table:table-cell>
        </table:table-row>
        <table:table-row>
          <table:table-cell table:style-name="Table37.A5" office:value-type="string">
            <text:p text:style-name="P16">Object .strlen </text:p>
          </table:table-cell>
          <table:table-cell table:style-name="Table37.A1" office:value-type="string">
            <text:p text:style-name="P13">6</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03180840"/>.to_f<text:alphabetical-index-mark-end text:id="IMark103180840"/>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43.1” .to_f</text:p>
          </table:table-cell>
          <table:table-cell table:style-name="Table38.B2" office:value-type="string">
            <text:p text:style-name="Table_20_Contents">43.1</text:p>
          </table:table-cell>
        </table:table-row>
        <table:table-row>
          <table:table-cell table:style-name="Table38.A2" office:value-type="string">
            <text:p text:style-name="Table_20_Contents">99 .to_f</text:p>
          </table:table-cell>
          <table:table-cell table:style-name="Table38.B2" office:value-type="string">
            <text:p text:style-name="Table_20_Contents">99.0</text:p>
          </table:table-cell>
        </table:table-row>
        <table:table-row>
          <table:table-cell table:style-name="Table38.A2" office:value-type="string">
            <text:p text:style-name="Table_20_Contents">“apple” .to_f</text:p>
          </table:table-cell>
          <table:table-cell table:style-name="Table38.B2" office:value-type="string">
            <text:p text:style-name="Table_20_Contents">nil</text:p>
          </table:table-cell>
        </table:table-row>
      </table:table>
      <text:p text:style-name="Text_20_body"/>
      <table:table table:name="Table40" table:style-name="Table40">
        <table:table-column table:style-name="Table40.A"/>
        <table:table-column table:style-name="Table40.B"/>
        <text:soft-page-break/>
        <table:table-row>
          <table:table-cell table:style-name="Table40.A1" table:number-columns-spanned="2" office:value-type="string">
            <text:h text:style-name="Heading_20_4" text:outline-level="4">[an_object] <text:alphabetical-index-mark-start text:id="IMark103180840"/>.to_f!<text:alphabetical-index-mark-end text:id="IMark103180840"/>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43.1” .to_f!</text:p>
          </table:table-cell>
          <table:table-cell table:style-name="Table40.B2" office:value-type="string">
            <text:p text:style-name="Table_20_Contents">43.1</text:p>
          </table:table-cell>
        </table:table-row>
        <table:table-row>
          <table:table-cell table:style-name="Table40.A2" office:value-type="string">
            <text:p text:style-name="Table_20_Contents">99 .to_f!</text:p>
          </table:table-cell>
          <table:table-cell table:style-name="Table40.B2" office:value-type="string">
            <text:p text:style-name="Table_20_Contents">99.0</text:p>
          </table:table-cell>
        </table:table-row>
        <table:table-row>
          <table:table-cell table:style-name="Table40.A2" office:value-type="string">
            <text:p text:style-name="Table_20_Contents">“apple” .to_f!</text:p>
          </table:table-cell>
          <table:table-cell table:style-name="Table40.B2" office:value-type="string">
            <text:p text:style-name="P19">Cannot coerce a String instance to a Float instance</text:p>
          </table:table-cell>
        </table:table-row>
      </table:table>
      <text:p text:style-name="Text_20_body"/>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4" text:outline-level="4">[an_object] <text:alphabetical-index-mark-start text:id="IMark103180840"/>.to_i<text:alphabetical-index-mark-end text:id="IMark103180840"/>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42.A2" office:value-type="string">
            <text:p text:style-name="P12">Code</text:p>
          </table:table-cell>
          <table:table-cell table:style-name="Table42.B2" office:value-type="string">
            <text:p text:style-name="P12">Result</text:p>
          </table:table-cell>
        </table:table-row>
        <table:table-row>
          <table:table-cell table:style-name="Table42.A2" office:value-type="string">
            <text:p text:style-name="Table_20_Contents">“43.1” .to_i</text:p>
          </table:table-cell>
          <table:table-cell table:style-name="Table42.B2" office:value-type="string">
            <text:p text:style-name="Table_20_Contents">43</text:p>
          </table:table-cell>
        </table:table-row>
        <table:table-row>
          <table:table-cell table:style-name="Table42.A2" office:value-type="string">
            <text:p text:style-name="Table_20_Contents">99 .to_i</text:p>
          </table:table-cell>
          <table:table-cell table:style-name="Table42.B2" office:value-type="string">
            <text:p text:style-name="Table_20_Contents">99</text:p>
          </table:table-cell>
        </table:table-row>
        <table:table-row>
          <table:table-cell table:style-name="Table42.A2" office:value-type="string">
            <text:p text:style-name="Table_20_Contents">“apple” .to_i</text:p>
          </table:table-cell>
          <table:table-cell table:style-name="Table42.B2" office:value-type="string">
            <text:p text:style-name="Table_20_Contents">nil</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4" text:outline-level="4">[an_object] <text:alphabetical-index-mark-start text:id="IMark103180840"/>.to_i!<text:alphabetical-index-mark-end text:id="IMark103180840"/>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44.A2" office:value-type="string">
            <text:p text:style-name="P12">Code</text:p>
          </table:table-cell>
          <table:table-cell table:style-name="Table44.B2" office:value-type="string">
            <text:p text:style-name="P12">Result</text:p>
          </table:table-cell>
        </table:table-row>
        <table:table-row>
          <table:table-cell table:style-name="Table44.A2" office:value-type="string">
            <text:p text:style-name="Table_20_Contents">“43.1” .to_i!</text:p>
          </table:table-cell>
          <table:table-cell table:style-name="Table44.B2" office:value-type="string">
            <text:p text:style-name="Table_20_Contents">43</text:p>
          </table:table-cell>
        </table:table-row>
        <table:table-row>
          <table:table-cell table:style-name="Table44.A2" office:value-type="string">
            <text:p text:style-name="Table_20_Contents">99 .to_i!</text:p>
          </table:table-cell>
          <table:table-cell table:style-name="Table44.B2" office:value-type="string">
            <text:p text:style-name="Table_20_Contents">99</text:p>
          </table:table-cell>
        </table:table-row>
        <table:table-row>
          <table:table-cell table:style-name="Table44.A2" office:value-type="string">
            <text:p text:style-name="Table_20_Contents">“apple” .to_i!</text:p>
          </table:table-cell>
          <table:table-cell table:style-name="Table44.B2" office:value-type="string">
            <text:p text:style-name="P19">Cannot coerce a String instance to an Integer instance</text:p>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4" text:outline-level="4">[an_object] <text:alphabetical-index-mark-start text:id="IMark103180840"/>.to_n<text:alphabetical-index-mark-end text:id="IMark103180840"/>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10.A2" office:value-type="string">
            <text:p text:style-name="P12">Code</text:p>
          </table:table-cell>
          <table:table-cell table:style-name="Table10.B2" office:value-type="string">
            <text:p text:style-name="P12">Result</text:p>
          </table:table-cell>
        </table:table-row>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ext:soft-page-break/>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able:table-row>
          <table:table-cell table:style-name="Table10.A2" office:value-type="string">
            <text:p text:style-name="Table_20_Contents">“1/2” .to_n</text:p>
          </table:table-cell>
          <table:table-cell table:style-name="Table10.B2" office:value-type="string">
            <text:p text:style-name="Table_20_Contents">1/2</text:p>
          </table:table-cell>
        </table:table-row>
        <table:table-row>
          <table:table-cell table:style-name="Table10.A2" office:value-type="string">
            <text:p text:style-name="Table_20_Contents">“1+2i” .to_n</text:p>
          </table:table-cell>
          <table:table-cell table:style-name="Table10.B2" office:value-type="string">
            <text:p text:style-name="Table_20_Contents">1+2i</text:p>
          </table:table-cell>
        </table:table-row>
        <table:table-row>
          <table:table-cell table:style-name="Table10.A2" office:value-type="string">
            <text:p text:style-name="Table_20_Contents">“apple” .to_n</text:p>
          </table:table-cell>
          <table:table-cell table:style-name="Table10.B2" office:value-type="string">
            <text:p text:style-name="Table_20_Contents">nil</text:p>
          </table:table-cell>
        </table:table-row>
      </table:table>
      <text:p text:style-name="Text_20_body"/>
      <table:table table:name="Table34" table:style-name="Table34">
        <table:table-column table:style-name="Table34.A"/>
        <table:table-column table:style-name="Table34.B"/>
        <table:table-row>
          <table:table-cell table:style-name="Table34.A1" table:number-columns-spanned="2" office:value-type="string">
            <text:h text:style-name="Heading_20_4" text:outline-level="4">[an_object] <text:alphabetical-index-mark-start text:id="IMark103180840"/>.to_n!<text:alphabetical-index-mark-end text:id="IMark103180840"/>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1/2” .to_n!</text:p>
          </table:table-cell>
          <table:table-cell table:style-name="Table34.B2" office:value-type="string">
            <text:p text:style-name="Table_20_Contents">1/2</text:p>
          </table:table-cell>
        </table:table-row>
        <table:table-row>
          <table:table-cell table:style-name="Table34.A2" office:value-type="string">
            <text:p text:style-name="Table_20_Contents">“1+2i” .to_n!</text:p>
          </table:table-cell>
          <table:table-cell table:style-name="Table34.B2" office:value-type="string">
            <text:p text:style-name="Table_20_Contents">1+2i</text:p>
          </table:table-cell>
        </table:table-row>
        <table:table-row>
          <table:table-cell table:style-name="Table34.A2" office:value-type="string">
            <text:p text:style-name="Table_20_Contents">“apple” .to_n!</text:p>
          </table:table-cell>
          <table:table-cell table:style-name="Table34.B2" office:value-type="string">
            <text:p text:style-name="P19">Cannot convert a String instance to a Numeric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03180840"/>.to_r<text:alphabetical-index-mark-end text:id="IMark103180840"/>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r</text:p>
          </table:table-cell>
          <table:table-cell table:style-name="Table36.B2" office:value-type="string">
            <text:p text:style-name="Table_20_Contents">2/1</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5/2” .to_r</text:p>
          </table:table-cell>
          <table:table-cell table:style-name="Table36.B2" office:value-type="string">
            <text:p text:style-name="Table_20_Contents">5/2</text:p>
          </table:table-cell>
        </table:table-row>
        <table:table-row>
          <table:table-cell table:style-name="Table36.A2" office:value-type="string">
            <text:p text:style-name="Table_20_Contents">“apple” .to_r</text:p>
          </table:table-cell>
          <table:table-cell table:style-name="Table36.B2" office:value-type="string">
            <text:p text:style-name="Table_20_Contents">nil</text:p>
          </table:table-cell>
        </table:table-row>
      </table:table>
      <text:p text:style-name="Text_20_body"/>
      <table:table table:name="Table11" table:style-name="Table11">
        <table:table-column table:style-name="Table11.A"/>
        <table:table-column table:style-name="Table11.B"/>
        <text:soft-page-break/>
        <table:table-row table:style-name="Table11.1">
          <table:table-cell table:style-name="Table11.A1" table:number-columns-spanned="2" office:value-type="string">
            <text:h text:style-name="Heading_20_4" text:outline-level="4">[an_object] <text:alphabetical-index-mark-start text:id="IMark103180840"/>.to_r!<text:alphabetical-index-mark-end text:id="IMark103180840"/>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11.A2" office:value-type="string">
            <text:p text:style-name="P12">Code</text:p>
          </table:table-cell>
          <table:table-cell table:style-name="Table11.B2" office:value-type="string">
            <text:p text:style-name="P12">Result</text:p>
          </table:table-cell>
        </table:table-row>
        <table:table-row>
          <table:table-cell table:style-name="Table11.A2" office:value-type="string">
            <text:p text:style-name="Table_20_Contents">2 .to_r</text:p>
          </table:table-cell>
          <table:table-cell table:style-name="Table11.B2" office:value-type="string">
            <text:p text:style-name="Table_20_Contents">2/1</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5/2” .to_r</text:p>
          </table:table-cell>
          <table:table-cell table:style-name="Table11.B2" office:value-type="string">
            <text:p text:style-name="Table_20_Contents">5/2</text:p>
          </table:table-cell>
        </table:table-row>
        <table:table-row>
          <table:table-cell table:style-name="Table11.A2" office:value-type="string">
            <text:p text:style-name="Table_20_Contents">“apple” .to_r</text:p>
          </table:table-cell>
          <table:table-cell table:style-name="Table11.B2" office:value-type="string">
            <text:p text:style-name="P19">Cannot convert a String instance to a Rational instanc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03180840"/>.to_s<text:alphabetical-index-mark-end text:id="IMark103180840"/> [a_string]</text:h>
            <text:p text:style-name="P3"><text:span text:style-name="T1">Routing:</text:span> TOS</text:p>
            <text:p text:style-name="P3">Convert the object to a string.</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Table_20_Contents">2 .to_s</text:p>
          </table:table-cell>
          <table:table-cell table:style-name="Table41.B2" office:value-type="string">
            <text:p text:style-name="Table_20_Contents">“2”</text:p>
          </table:table-cell>
        </table:table-row>
        <table:table-row>
          <table:table-cell table:style-name="Table41.A2" office:value-type="string">
            <text:p text:style-name="Table_20_Contents">2.5 .to_s</text:p>
          </table:table-cell>
          <table:table-cell table:style-name="Table41.B2" office:value-type="string">
            <text:p text:style-name="Table_20_Contents">“2.5”</text:p>
          </table:table-cell>
        </table:table-row>
        <table:table-row>
          <table:table-cell table:style-name="Table41.A2" office:value-type="string">
            <text:p text:style-name="Table_20_Contents">“apple” .to_s</text:p>
          </table:table-cell>
          <table:table-cell table:style-name="Table41.B2" office:value-type="string">
            <text:p text:style-name="Table_20_Contents">“appl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4" text:outline-level="4">[an_object] <text:alphabetical-index-mark-start text:id="IMark103180840"/>.to_x<text:alphabetical-index-mark-end text:id="IMark103180840"/>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3.A2" office:value-type="string">
            <text:p text:style-name="P12">Code</text:p>
          </table:table-cell>
          <table:table-cell table:style-name="Table43.B2" office:value-type="string">
            <text:p text:style-name="P12">Result</text:p>
          </table:table-cell>
        </table:table-row>
        <table:table-row>
          <table:table-cell table:style-name="Table43.A2" office:value-type="string">
            <text:p text:style-name="P13">5</text:p>
          </table:table-cell>
          <table:table-cell table:style-name="Table43.B2" office:value-type="string">
            <text:p text:style-name="P13">5+0i</text:p>
          </table:table-cell>
        </table:table-row>
        <table:table-row>
          <table:table-cell table:style-name="Table43.A2" office:value-type="string">
            <text:p text:style-name="P13">5.2</text:p>
          </table:table-cell>
          <table:table-cell table:style-name="Table43.B2" office:value-type="string">
            <text:p text:style-name="P13">5.2+0i</text:p>
          </table:table-cell>
        </table:table-row>
        <table:table-row>
          <table:table-cell table:style-name="Table43.A2" office:value-type="string">
            <text:p text:style-name="P13">“5”</text:p>
          </table:table-cell>
          <table:table-cell table:style-name="Table43.B2" office:value-type="string">
            <text:p text:style-name="P13">5+0i</text:p>
          </table:table-cell>
        </table:table-row>
        <table:table-row>
          <table:table-cell table:style-name="Table43.A2" office:value-type="string">
            <text:p text:style-name="P13">1+2i</text:p>
          </table:table-cell>
          <table:table-cell table:style-name="Table43.B2" office:value-type="string">
            <text:p text:style-name="P13">1+2i</text:p>
          </table:table-cell>
        </table:table-row>
        <table:table-row>
          <table:table-cell table:style-name="Table43.A2" office:value-type="string">
            <text:p text:style-name="P13">“apple”</text:p>
          </table:table-cell>
          <table:table-cell table:style-name="Table43.B2" office:value-type="string">
            <text:p text:style-name="P13">nil</text:p>
          </table:table-cell>
        </table:table-row>
      </table:table>
      <text:p text:style-name="P3"/>
      <table:table table:name="Table45" table:style-name="Table45">
        <table:table-column table:style-name="Table45.A"/>
        <table:table-column table:style-name="Table45.B"/>
        <text:soft-page-break/>
        <table:table-row table:style-name="Table45.1">
          <table:table-cell table:style-name="Table45.A1" table:number-columns-spanned="2" office:value-type="string">
            <text:h text:style-name="Heading_20_4" text:outline-level="4">[an_object] <text:alphabetical-index-mark-start text:id="IMark103180840"/>.to_x!<text:alphabetical-index-mark-end text:id="IMark103180840"/>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5.1">
          <table:table-cell table:style-name="Table45.A2" office:value-type="string">
            <text:p text:style-name="P12">Code</text:p>
          </table:table-cell>
          <table:table-cell table:style-name="Table45.B2" office:value-type="string">
            <text:p text:style-name="P12">Result</text:p>
          </table:table-cell>
        </table:table-row>
        <table:table-row table:style-name="Table45.1">
          <table:table-cell table:style-name="Table45.A2" office:value-type="string">
            <text:p text:style-name="P13">5</text:p>
          </table:table-cell>
          <table:table-cell table:style-name="Table45.B2" office:value-type="string">
            <text:p text:style-name="P13">5+0i</text:p>
          </table:table-cell>
        </table:table-row>
        <table:table-row table:style-name="Table45.1">
          <table:table-cell table:style-name="Table45.A2" office:value-type="string">
            <text:p text:style-name="P13">5.2</text:p>
          </table:table-cell>
          <table:table-cell table:style-name="Table45.B2" office:value-type="string">
            <text:p text:style-name="P13">5.2+0i</text:p>
          </table:table-cell>
        </table:table-row>
        <table:table-row table:style-name="Table45.1">
          <table:table-cell table:style-name="Table45.A2" office:value-type="string">
            <text:p text:style-name="P13">“5”</text:p>
          </table:table-cell>
          <table:table-cell table:style-name="Table45.B2" office:value-type="string">
            <text:p text:style-name="P13">5+0i</text:p>
          </table:table-cell>
        </table:table-row>
        <table:table-row table:style-name="Table45.1">
          <table:table-cell table:style-name="Table45.A2" office:value-type="string">
            <text:p text:style-name="P13">1+2i</text:p>
          </table:table-cell>
          <table:table-cell table:style-name="Table45.B2" office:value-type="string">
            <text:p text:style-name="P13">1+2i</text:p>
          </table:table-cell>
        </table:table-row>
        <table:table-row table:style-name="Table45.1">
          <table:table-cell table:style-name="Table45.A2" office:value-type="string">
            <text:p text:style-name="P13">“apple”</text:p>
          </table:table-cell>
          <table:table-cell table:style-name="Table45.B2" office:value-type="string">
            <text:p text:style-name="P20">Cannot convert a String instance to a Complex instance</text:p>
          </table:table-cell>
        </table:table-row>
      </table:table>
      <text:p text:style-name="Text_20_body"/>
      <table:table table:name="Table39" table:style-name="Table39">
        <table:table-column table:style-name="Table39.A"/>
        <table:table-row>
          <table:table-cell table:style-name="Table39.A1" office:value-type="string">
            <text:h text:style-name="Heading_20_4" text:outline-level="4">[object_a object_b] <text:alphabetical-index-mark-start text:id="IMark103180840"/>&lt;&gt;<text:alphabetical-index-mark-end text:id="IMark103180840"/> [a_boolean]</text:h>
            <text:p text:style-name="P3"><text:span text:style-name="T1">Routing:</text:span> NOS</text:p>
            <text:p text:style-name="P3">Return true if object_a does not equal object_b, else return false.</text:p>
          </table:table-cell>
        </table:table-row>
      </table:table>
      <text:p text:style-name="P3"/>
      <table:table table:name="Table46" table:style-name="Table46">
        <table:table-column table:style-name="Table46.A"/>
        <table:table-row>
          <table:table-cell table:style-name="Table46.A1" office:value-type="string">
            <text:h text:style-name="Heading_20_4" text:outline-level="4">[object_a object_b] <text:alphabetical-index-mark-start text:id="IMark103180840"/>=<text:alphabetical-index-mark-end text:id="IMark103180840"/> [a_boolean]</text:h>
            <text:p text:style-name="P3"><text:span text:style-name="T1">Routing:</text:span> NOS</text:p>
            <text:p text:style-name="P3">Return true if object_a is equal to object_b, else return false.</text:p>
          </table:table-cell>
        </table:table-row>
      </table:table>
      <text:p text:style-name="P3"/>
      <table:table table:name="Table16" table:style-name="Table16">
        <table:table-column table:style-name="Table16.A"/>
        <table:table-row>
          <table:table-cell table:style-name="Table16.A1" office:value-type="string">
            <text:h text:style-name="Heading_20_3" text:outline-level="3">[object_a object_b] <text:alphabetical-index-mark-start text:id="IMark103180840"/>^^<text:alphabetical-index-mark-end text:id="IMark103180840"/>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03180840"/>distinct?<text:alphabetical-index-mark-end text:id="IMark103180840"/>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distinct?</text:p>
          </table:table-cell>
          <table:table-cell table:style-name="Table48.B2" office:value-type="string">
            <text:p text:style-name="P13">true</text:p>
          </table:table-cell>
        </table:table-row>
        <table:table-row table:style-name="Table48.1">
          <table:table-cell table:style-name="Table48.A2" office:value-type="string">
            <text:p text:style-name="P13">4 4 distinct?</text:p>
          </table:table-cell>
          <table:table-cell table:style-name="Table48.B2" office:value-type="string">
            <text:p text:style-name="P13">false</text:p>
          </table:table-cell>
        </table:table-row>
        <text:soft-page-break/>
        <table:table-row table:style-name="Table48.1">
          <table:table-cell table:style-name="Table48.A2" office:value-type="string">
            <text:p text:style-name="P13">“hi” dup distinct?</text:p>
          </table:table-cell>
          <table:table-cell table:style-name="Table48.B2" office:value-type="string">
            <text:p text:style-name="P13">false</text:p>
          </table:table-cell>
        </table:table-row>
        <table:table-row table:style-name="Table48.1">
          <table:table-cell table:style-name="Table48.A2" office:value-type="string">
            <text:p text:style-name="P13">“hi” “ho” distinct?</text:p>
          </table:table-cell>
          <table:table-cell table:style-name="Table48.B2" office:value-type="string">
            <text:p text:style-name="P13">true</text:p>
          </table:table-cell>
        </table:table-row>
        <table:table-row table:style-name="Table48.1">
          <table:table-cell table:style-name="Table48.A2" office:value-type="string">
            <text:p text:style-name="P13">“hi” “hi” distinct?</text:p>
          </table:table-cell>
          <table:table-cell table:style-name="Table48.B2" office:value-type="string">
            <text:p text:style-name="P13">tru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03180840"/>identical?<text:alphabetical-index-mark-end text:id="IMark103180840"/>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identical?</text:p>
          </table:table-cell>
          <table:table-cell table:style-name="Table49.B2" office:value-type="string">
            <text:p text:style-name="P13">false</text:p>
          </table:table-cell>
        </table:table-row>
        <table:table-row table:style-name="Table49.1">
          <table:table-cell table:style-name="Table49.A2" office:value-type="string">
            <text:p text:style-name="P13">4 4 identical?</text:p>
          </table:table-cell>
          <table:table-cell table:style-name="Table49.B2" office:value-type="string">
            <text:p text:style-name="P13">true</text:p>
          </table:table-cell>
        </table:table-row>
        <table:table-row table:style-name="Table49.1">
          <table:table-cell table:style-name="Table49.A2" office:value-type="string">
            <text:p text:style-name="P13">“hi” dup identical?</text:p>
          </table:table-cell>
          <table:table-cell table:style-name="Table49.B2" office:value-type="string">
            <text:p text:style-name="P13">true</text:p>
          </table:table-cell>
        </table:table-row>
        <table:table-row table:style-name="Table49.1">
          <table:table-cell table:style-name="Table49.A2" office:value-type="string">
            <text:p text:style-name="P13">“hi” “ho” identical?</text:p>
          </table:table-cell>
          <table:table-cell table:style-name="Table49.B2" office:value-type="string">
            <text:p text:style-name="P13">false</text:p>
          </table:table-cell>
        </table:table-row>
        <table:table-row table:style-name="Table49.1">
          <table:table-cell table:style-name="Table49.A2" office:value-type="string">
            <text:p text:style-name="P13">“hi” “hi” identical?</text:p>
          </table:table-cell>
          <table:table-cell table:style-name="Table49.B2" office:value-type="string">
            <text:p text:style-name="P13">false</text:p>
          </table:table-cell>
        </table:table-row>
      </table:table>
      <text:p text:style-name="Text_20_body"/>
      <table:table table:name="Table50" table:style-name="Table50">
        <table:table-column table:style-name="Table50.A"/>
        <table:table-column table:style-name="Table50.B"/>
        <table:table-row table:style-name="Table50.1">
          <table:table-cell table:style-name="Table50.A1" table:number-columns-spanned="2" office:value-type="string">
            <text:h text:style-name="Heading_20_4" text:outline-level="4">[object_a object_b] <text:alphabetical-index-mark-start text:id="IMark103180840"/>max<text:alphabetical-index-mark-end text:id="IMark103180840"/>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50.1">
          <table:table-cell table:style-name="Table50.A2" office:value-type="string">
            <text:p text:style-name="P12">Code</text:p>
          </table:table-cell>
          <table:table-cell table:style-name="Table50.B2" office:value-type="string">
            <text:p text:style-name="P12">Result</text:p>
          </table:table-cell>
        </table:table-row>
        <table:table-row table:style-name="Table50.1">
          <table:table-cell table:style-name="Table50.A2" office:value-type="string">
            <text:p text:style-name="P13">4 5 max</text:p>
          </table:table-cell>
          <table:table-cell table:style-name="Table50.B2" office:value-type="string">
            <text:p text:style-name="P13">5</text:p>
          </table:table-cell>
        </table:table-row>
        <table:table-row table:style-name="Table50.1">
          <table:table-cell table:style-name="Table50.A2" office:value-type="string">
            <text:p text:style-name="P13">4 “5” max</text:p>
          </table:table-cell>
          <table:table-cell table:style-name="Table50.B2" office:value-type="string">
            <text:p text:style-name="P13">“5”</text:p>
          </table:table-cell>
        </table:table-row>
        <table:table-row table:style-name="Table50.1">
          <table:table-cell table:style-name="Table50.A2" office:value-type="string">
            <text:p text:style-name="P13">4 2 max</text:p>
          </table:table-cell>
          <table:table-cell table:style-name="Table50.B2" office:value-type="string">
            <text:p text:style-name="P13">4</text:p>
          </table:table-cell>
        </table:table-row>
        <table:table-row table:style-name="Table50.1">
          <table:table-cell table:style-name="Table50.A2" office:value-type="string">
            <text:p text:style-name="P13">4 “apple” max</text:p>
          </table:table-cell>
          <table:table-cell table:style-name="Table50.B2" office:value-type="string">
            <text:p text:style-name="P20">Cannot coerce a String instance to an Integer instance</text:p>
          </table:table-cell>
        </table:table-row>
      </table:table>
      <text:p text:style-name="P3"/>
      <table:table table:name="Table51" table:style-name="Table51">
        <table:table-column table:style-name="Table51.A"/>
        <table:table-column table:style-name="Table51.B"/>
        <table:table-row table:style-name="Table51.1">
          <table:table-cell table:style-name="Table51.A1" table:number-columns-spanned="2" office:value-type="string">
            <text:h text:style-name="Heading_20_4" text:outline-level="4">[object_a object_b] <text:alphabetical-index-mark-start text:id="IMark103180840"/>min<text:alphabetical-index-mark-end text:id="IMark10318084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51.1">
          <table:table-cell table:style-name="Table51.A2" office:value-type="string">
            <text:p text:style-name="P12">Code</text:p>
          </table:table-cell>
          <table:table-cell table:style-name="Table51.B2" office:value-type="string">
            <text:p text:style-name="P12">Result</text:p>
          </table:table-cell>
        </table:table-row>
        <table:table-row table:style-name="Table51.1">
          <table:table-cell table:style-name="Table51.A2" office:value-type="string">
            <text:p text:style-name="P13">4 5 min</text:p>
          </table:table-cell>
          <table:table-cell table:style-name="Table51.B2" office:value-type="string">
            <text:p text:style-name="P13">4</text:p>
          </table:table-cell>
        </table:table-row>
        <table:table-row table:style-name="Table51.1">
          <table:table-cell table:style-name="Table51.A2" office:value-type="string">
            <text:p text:style-name="P13">4 “5” min</text:p>
          </table:table-cell>
          <table:table-cell table:style-name="Table51.B2" office:value-type="string">
            <text:p text:style-name="P13">4</text:p>
          </table:table-cell>
        </table:table-row>
        <text:soft-page-break/>
        <table:table-row table:style-name="Table51.1">
          <table:table-cell table:style-name="Table51.A2" office:value-type="string">
            <text:p text:style-name="P13">4 2 min</text:p>
          </table:table-cell>
          <table:table-cell table:style-name="Table51.B2" office:value-type="string">
            <text:p text:style-name="P13">2</text:p>
          </table:table-cell>
        </table:table-row>
        <table:table-row table:style-name="Table51.1">
          <table:table-cell table:style-name="Table51.A2" office:value-type="string">
            <text:p text:style-name="P13">4 “apple” min</text:p>
          </table:table-cell>
          <table:table-cell table:style-name="Table51.B2" office:value-type="string">
            <text:p text:style-name="P20">Cannot coerce a String instance to an Integer instance</text:p>
          </table:table-cell>
        </table:table-row>
      </table:table>
      <text:p text:style-name="Text_20_body"/>
      <table:table table:name="Table47" table:style-name="Table47">
        <table:table-column table:style-name="Table47.A"/>
        <table:table-row>
          <table:table-cell table:style-name="Table47.A1" office:value-type="string">
            <text:h text:style-name="Heading_20_4" text:outline-level="4">[an_object] <text:alphabetical-index-mark-start text:id="IMark103180840"/>nil&lt;&gt;<text:alphabetical-index-mark-end text:id="IMark103180840"/>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03180840"/>nil=<text:alphabetical-index-mark-end text:id="IMark10318084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3" table:style-name="Table53">
        <table:table-column table:style-name="Table53.A"/>
        <table:table-row>
          <table:table-cell table:style-name="Table53.A1" office:value-type="string">
            <text:h text:style-name="Heading_20_4" text:outline-level="4">[an_object] <text:alphabetical-index-mark-start text:id="IMark103180840"/>not<text:alphabetical-index-mark-end text:id="IMark10318084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17" table:style-name="Table17">
        <table:table-column table:style-name="Table17.A"/>
        <table:table-row table:style-name="Table17.1">
          <table:table-cell table:style-name="Table17.A1" office:value-type="string">
            <text:h text:style-name="Heading_20_3" text:outline-level="3">[object_a object_b] <text:alphabetical-index-mark-start text:id="IMark103180840"/>||<text:alphabetical-index-mark-end text:id="IMark103180840"/>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Code"/>
      <text:h text:style-name="Heading_20_1" text:outline-level="1"><text:alphabetical-index-mark-start text:id="IMark144189660"/>Array<text:alphabetical-index-mark-end text:id="IMark144189660"/></text:h>
      <text:p text:style-name="Text_20_body"/>
      <text:p text:style-name="Text_20_body">Inheritance: Array <text:span text:style-name="T9">←</text:span> Object</text:p>
      <text:p text:style-name="Code">Array Class Methods =</text:p>
      <text:p text:style-name="Code">.new_size <text:s text:c="2"/>.new_value <text:s/>.new_values</text:p>
      <text:p text:style-name="Code"/>
      <text:p text:style-name="Code">Array Shared Methods =</text:p>
      <text:p text:style-name="Code">+ <text:s text:c="7"/>.+midlr <text:s/>.-mid <text:s text:c="3"/>.[]! <text:s text:c="4"/>.length <text:s/>.midlr <text:s text:c="2"/>.reverse .sort</text:p>
      <text:p text:style-name="Code">.+left <text:s text:c="2"/>.+right <text:s/>.-midlr <text:s/>.[]@ <text:s text:c="4"/>.max <text:s text:c="4"/>.min <text:s text:c="4"/>.right <text:s text:c="2"/>.strmax</text:p>
      <text:p text:style-name="Code">.+mid <text:s text:c="3"/>.-left <text:s text:c="2"/>.-right <text:s/>.left <text:s text:c="3"/>.mid <text:s text:c="4"/>.pp <text:s text:c="5"/>.shuffle &lt;&lt;</text:p>
      <text:p text:style-name="Code"/>
      <text:p text:style-name="Code"/>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44189660"/>Class<text:alphabetical-index-mark-end text:id="IMark144189660"/></text:h>
      <text:p text:style-name="Text_20_body"/>
      <text:p text:style-name="Text_20_body">Inheritance: Class <text:span text:style-name="T9">←</text:span> Object</text:p>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44189660"/>FalseClass<text:alphabetical-index-mark-end text:id="IMark144189660"/></text:h>
      <text:p text:style-name="Text_20_body"/>
      <text:p text:style-name="Text_20_body">Inheritance: FalseClass <text:span text:style-name="T9">←</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03180840"/>&amp;&amp;<text:alphabetical-index-mark-end text:id="IMark103180840"/>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03180840"/>^^<text:alphabetical-index-mark-end text:id="IMark103180840"/>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03180840"/>||<text:alphabetical-index-mark-end text:id="IMark103180840"/>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44189660"/>Hash<text:alphabetical-index-mark-end text:id="IMark144189660"/></text:h>
      <text:p text:style-name="Text_20_body"/>
      <text:p text:style-name="Text_20_body">Inheritance: Hash <text:span text:style-name="T9">←</text:span> Object</text:p>
      <text:p text:style-name="Code">Hash Shared Methods =</text:p>
      <text:p text:style-name="Code"><text:s text:c="5"/>.[]! <text:s text:c="4"/>.[]@ <text:s text:c="3"/>.keys <text:s text:c="3"/>.pp <text:s text:c="2"/>.strmax2 <text:s/>.values</text:p>
      <text:p text:style-name="Code"/>
      <text:p text:style-name="Code"/>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4189660"/>InStream<text:alphabetical-index-mark-end text:id="IMark144189660"/></text:h>
      <text:p text:style-name="Text_20_body">Inheritance: InStream <text:span text:style-name="T9">←</text:span> Object</text:p>
      <text:p text:style-name="Text_20_body"/>
      <text:p text:style-name="Text_20_body">InStream Class Methods =</text:p>
      <text:p text:style-name="Code">.get_all .open</text:p>
      <text:p text:style-name="Code"/>
      <text:p text:style-name="Text_20_body">InStream Shared Methods =</text:p>
      <text:p text:style-name="Code">.close .getc <text:s/>.gets <text:s/>~getc</text:p>
      <text:p text:style-name="Code"/>
      <text:p text:style-name="Text_20_body"/>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h text:style-name="Heading_20_1" text:outline-level="1"><text:alphabetical-index-mark-start text:id="IMark144189660"/><text:alphabetical-index-mark-start text:id="IMark144189516"/>MaxNumeric<text:alphabetical-index-mark-end text:id="IMark144189516"/><text:alphabetical-index-mark-end text:id="IMark144189660"/></text:h>
      <text:p text:style-name="Text_20_body"/>
      <text:p text:style-name="Text_20_body">Inheritance: MaxNumeric <text:span text:style-name="T9">←</text:span> Object</text:p>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44189660"/><text:alphabetical-index-mark-start text:id="IMark144189516"/>MinNumeric<text:alphabetical-index-mark-end text:id="IMark144189516"/><text:alphabetical-index-mark-end text:id="IMark144189660"/></text:h>
      <text:p text:style-name="Text_20_body"/>
      <text:p text:style-name="Text_20_body">Inheritance: MinMumeric <text:span text:style-name="T9">←</text:span> Object</text:p>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44189660"/><text:alphabetical-index-mark-start text:id="IMark144189516"/><text:alphabetical-index-mark-start text:id="IMark144189468"/>NilClass<text:alphabetical-index-mark-end text:id="IMark144189468"/><text:alphabetical-index-mark-end text:id="IMark144189516"/><text:alphabetical-index-mark-end text:id="IMark144189660"/></text:h>
      <text:p text:style-name="Text_20_body"/>
      <text:p text:style-name="Text_20_body">Inheritance: NilClass <text:span text:style-name="T9">←</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03180840"/>&amp;&amp;<text:alphabetical-index-mark-end text:id="IMark103180840"/>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03180840"/>^^<text:alphabetical-index-mark-end text:id="IMark103180840"/>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03180840"/>||<text:alphabetical-index-mark-end text:id="IMark103180840"/>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4189660"/>Numeric<text:alphabetical-index-mark-end text:id="IMark144189660"/></text:h>
      <text:p text:style-name="Text_20_body"/>
      <text:p text:style-name="Text_20_body">Inheritance: Numeric <text:span text:style-name="T9">←</text:span> Object</text:p>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h text:style-name="Heading_20_2" text:outline-level="2">Instance Methods</text:h>
      <text:p text:style-name="Text_20_body"/>
      <text:h text:style-name="Heading_20_2" text:outline-level="2">See Also</text:h>
      <text:p text:style-name="Text_20_body"/>
      <text:p text:style-name="Text_20_body"/>
      <text:p text:style-name="Text_20_body"/>
      <text:h text:style-name="Heading_20_2" text:outline-level="2"/>
      <text:p text:style-name="Text_20_body"/>
      <text:h text:style-name="Heading_20_1" text:outline-level="1"><text:alphabetical-index-mark-start text:id="IMark144189660"/>Complex<text:alphabetical-index-mark-end text:id="IMark144189660"/></text:h>
      <text:p text:style-name="Text_20_body"/>
      <text:p text:style-name="Text_20_body">Inheritance: Complex <text:span text:style-name="T9">←</text:span> Numeric <text:span text:style-name="T9">←</text:span> Object</text:p>
      <text:p text:style-name="Code">Complex Shared Methods =</text:p>
      <text:p text:style-name="Code">.cbrt <text:s text:c="2"/>.e** <text:s text:c="3"/>.split <text:s/>.sqrt</text:p>
      <text:p text:style-name="Code"/>
      <text:p text:style-name="P3">A complex number<text:note text:id="ftn21" text:note-class="footnote"><text:note-citation>2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2" text:note-class="footnote"><text:note-citation>22</text:note-citation><text:note-body><text:p text:style-name="Footnote">No spaces are permitted within the literal.</text:p></text:note-body></text:note></text:p>
          </table:table-cell>
          <table:table-cell table:style-name="Table5.B1" office:value-type="string">
            <text:p text:style-name="P11">Value<text:note text:id="ftn23" text:note-class="footnote"><text:note-citation>2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7">7i</text:p>
          </table:table-cell>
          <table:table-cell table:style-name="Table5.B2" office:value-type="string">
            <text:p text:style-name="P10">0+7i</text:p>
          </table:table-cell>
        </table:table-row>
        <table:table-row>
          <table:table-cell table:style-name="Table5.A2" office:value-type="string">
            <text:p text:style-name="P17">-7i</text:p>
          </table:table-cell>
          <table:table-cell table:style-name="Table5.B2" office:value-type="string">
            <text:p text:style-name="P10">0-7i</text:p>
          </table:table-cell>
        </table:table-row>
        <table:table-row>
          <table:table-cell table:style-name="Table5.A2" office:value-type="string">
            <text:p text:style-name="P17">3.7i</text:p>
          </table:table-cell>
          <table:table-cell table:style-name="Table5.B2" office:value-type="string">
            <text:p text:style-name="P10">0+3.7i</text:p>
          </table:table-cell>
        </table:table-row>
        <table:table-row>
          <table:table-cell table:style-name="Table5.A2" office:value-type="string">
            <text:p text:style-name="P17">1/2i</text:p>
          </table:table-cell>
          <table:table-cell table:style-name="Table5.B2" office:value-type="string">
            <text:p text:style-name="P10">0+1/2i</text:p>
          </table:table-cell>
        </table:table-row>
        <table:table-row>
          <table:table-cell table:style-name="Table5.A2" office:value-type="string">
            <text:p text:style-name="P17">-3-7i</text:p>
          </table:table-cell>
          <table:table-cell table:style-name="Table5.B2" office:value-type="string">
            <text:p text:style-name="P10">-3-7i</text:p>
          </table:table-cell>
        </table:table-row>
        <table:table-row>
          <table:table-cell table:style-name="Table5.A2" office:value-type="string">
            <text:p text:style-name="P17">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20" table:style-name="Table20">
        <table:table-column table:style-name="Table20.A"/>
        <table:table-row table:style-name="Table20.1">
          <table:table-cell table:style-name="Table20.A1" office:value-type="string">
            <text:h text:style-name="Heading_20_3" text:outline-level="3"><text:alphabetical-index-mark text:string-value=".split"/><text:alphabetical-index-mark text:string-value=".split"/>[a_complex] <text:alphabetical-index-mark-start text:id="IMark144189180"/>.cbrt<text:alphabetical-index-mark-end text:id="IMark144189180"/>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1" table:style-name="Table21">
        <table:table-column table:style-name="Table21.A"/>
        <table:table-row>
          <table:table-cell table:style-name="Table21.A1" office:value-type="string">
            <text:h text:style-name="Heading_20_3" text:outline-level="3"><text:alphabetical-index-mark text:string-value=".split"/><text:alphabetical-index-mark text:string-value=".split"/>[a_complex] <text:alphabetical-index-mark-start text:id="IMark144189516"/>.e**<text:alphabetical-index-mark-end text:id="IMark144189516"/>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44189180"/>.split<text:alphabetical-index-mark-end text:id="IMark144189180"/>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44189516"/>.sqrt<text:alphabetical-index-mark-end text:id="IMark144189516"/>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p text:style-name="Code"><text:s/></text:p>
      <text:h text:style-name="Heading_20_1" text:outline-level="1"><text:alphabetical-index-mark-start text:id="IMark144189900"/>Float<text:alphabetical-index-mark-end text:id="IMark144189900"/></text:h>
      <text:p text:style-name="Text_20_body"/>
      <text:p text:style-name="Text_20_body">Inheritance: Float <text:span text:style-name="T9">←</text:span> Numeric <text:span text:style-name="T9">←</text:span> Object</text:p>
      <text:p text:style-name="Code">No unique methods defined.</text:p>
      <text:p text:style-name="Code"/>
      <text:p text:style-name="P3">Float<text:note text:id="ftn24" text:note-class="footnote"><text:note-citation>2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5" text:note-class="footnote"><text:note-citation>2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26" text:note-class="footnote"><text:note-citation>26</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17">7.0</text:p>
          </table:table-cell>
          <table:table-cell table:style-name="Table8.B2" office:value-type="string">
            <text:p text:style-name="P10">7.0</text:p>
          </table:table-cell>
        </table:table-row>
        <table:table-row>
          <table:table-cell table:style-name="Table8.A2" office:value-type="string">
            <text:p text:style-name="P17">7.0E3</text:p>
          </table:table-cell>
          <table:table-cell table:style-name="Table8.B2" office:value-type="string">
            <text:p text:style-name="P10">7000.0</text:p>
          </table:table-cell>
        </table:table-row>
        <table:table-row>
          <table:table-cell table:style-name="Table8.A2" office:value-type="string">
            <text:p text:style-name="P17">7.0E-3</text:p>
          </table:table-cell>
          <table:table-cell table:style-name="Table8.B2" office:value-type="string">
            <text:p text:style-name="P10">0.007</text:p>
          </table:table-cell>
        </table:table-row>
        <table:table-row>
          <table:table-cell table:style-name="Table8.A2" office:value-type="string">
            <text:p text:style-name="P17">-7.0</text:p>
          </table:table-cell>
          <table:table-cell table:style-name="Table8.B2" office:value-type="string">
            <text:p text:style-name="P10">-7.0</text:p>
          </table:table-cell>
        </table:table-row>
        <table:table-row>
          <table:table-cell table:style-name="Table8.A2" office:value-type="string">
            <text:p text:style-name="P17">-7.0E3</text:p>
          </table:table-cell>
          <table:table-cell table:style-name="Table8.B2" office:value-type="string">
            <text:p text:style-name="P10">-7000.0</text:p>
          </table:table-cell>
        </table:table-row>
        <table:table-row>
          <table:table-cell table:style-name="Table8.A2" office:value-type="string">
            <text:p text:style-name="P17">-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44190188"/>Integer<text:alphabetical-index-mark-end text:id="IMark144190188"/></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7" text:note-class="footnote"><text:note-citation>2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8" text:note-class="footnote"><text:note-citation>2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29" text:note-class="footnote"><text:note-citation>29</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17">7</text:p>
          </table:table-cell>
          <table:table-cell table:style-name="Table7.B2" office:value-type="string">
            <text:p text:style-name="P10">7</text:p>
          </table:table-cell>
        </table:table-row>
        <table:table-row>
          <table:table-cell table:style-name="Table7.A2" office:value-type="string">
            <text:p text:style-name="P17">-7</text:p>
          </table:table-cell>
          <table:table-cell table:style-name="Table7.B2" office:value-type="string">
            <text:p text:style-name="P10">-7</text:p>
          </table:table-cell>
        </table:table-row>
        <table:table-row>
          <table:table-cell table:style-name="Table7.A2" office:value-type="string">
            <text:p text:style-name="P17">445556678789933</text:p>
          </table:table-cell>
          <table:table-cell table:style-name="Table7.B2" office:value-type="string">
            <text:p text:style-name="P10">445556678789933</text:p>
          </table:table-cell>
        </table:table-row>
        <table:table-row>
          <table:table-cell table:style-name="Table7.A2" office:value-type="string">
            <text:p text:style-name="P17">0xff</text:p>
          </table:table-cell>
          <table:table-cell table:style-name="Table7.B2" office:value-type="string">
            <text:p text:style-name="P10">255</text:p>
          </table:table-cell>
        </table:table-row>
        <table:table-row>
          <table:table-cell table:style-name="Table7.A2" office:value-type="string">
            <text:p text:style-name="P17">0xffffffffff</text:p>
          </table:table-cell>
          <table:table-cell table:style-name="Table7.B2" office:value-type="string">
            <text:p text:style-name="P10">1099511627775</text:p>
          </table:table-cell>
        </table:table-row>
        <table:table-row>
          <table:table-cell table:style-name="Table7.A2" office:value-type="string">
            <text:p text:style-name="P17">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44190476"/>Rational<text:alphabetical-index-mark-end text:id="IMark144190476"/></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0" text:note-class="footnote"><text:note-citation>3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1" text:note-class="footnote"><text:note-citation>31</text:note-citation><text:note-body><text:p text:style-name="Footnote">No spaces are permitted within the literal.</text:p></text:note-body></text:note></text:p>
          </table:table-cell>
          <table:table-cell table:style-name="Table6.B1" office:value-type="string">
            <text:p text:style-name="P11">Value<text:note text:id="ftn32" text:note-class="footnote"><text:note-citation>3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7">1/2</text:p>
          </table:table-cell>
          <table:table-cell table:style-name="Table6.B2" office:value-type="string">
            <text:p text:style-name="P10">1/2</text:p>
          </table:table-cell>
        </table:table-row>
        <table:table-row>
          <table:table-cell table:style-name="Table6.A2" office:value-type="string">
            <text:p text:style-name="P17">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4190332"/>.split<text:alphabetical-index-mark-end text:id="IMark14419033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44190764"/>OutStream<text:alphabetical-index-mark-end text:id="IMark144190764"/></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
      <text:h text:style-name="Heading_20_1" text:outline-level="1"><text:alphabetical-index-mark-start text:id="IMark144190764"/>Procedure<text:alphabetical-index-mark-end text:id="IMark144190764"/></text:h>
      <text:p text:style-name="Text_20_body"/>
      <text:p text:style-name="Text_20_body">Inheritance: Procedure <text:span text:style-name="T9">←</text:span> Object</text:p>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44190764"/>String<text:alphabetical-index-mark-end text:id="IMark144190764"/></text:h>
      <text:p text:style-name="Text_20_body"/>
      <text:p text:style-name="Text_20_body">Inheritance: String <text:span text:style-name="T9">←</text:span> Object</text:p>
      <text:p text:style-name="Code">String Shared Methods =</text:p>
      <text:p text:style-name="Code">* <text:s text:c="8"/>.+right <text:s text:c="2"/>.emit <text:s text:c="4"/>.length <text:s text:c="2"/>.mid? <text:s text:c="4"/>.rjust <text:s text:c="3"/>&lt;</text:p>
      <text:p text:style-name="Code">+ <text:s text:c="8"/>.-left <text:s text:c="3"/>.eval <text:s text:c="4"/>.lines <text:s text:c="3"/>.midlr <text:s text:c="3"/>.rstrip <text:s text:c="2"/>&lt;&lt;</text:p>
      <text:p text:style-name="Code">." <text:s text:c="7"/>.-mid <text:s text:c="4"/>.fmt <text:s text:c="5"/>.ljust <text:s text:c="3"/>.posn <text:s text:c="4"/>.split <text:s text:c="3"/>&lt;=</text:p>
      <text:p text:style-name="Code">.+left <text:s text:c="3"/>.-midlr <text:s text:c="2"/>.fmt" <text:s text:c="4"/>.load <text:s text:c="4"/>.reverse <text:s/>.strip <text:s text:c="3"/>&lt;=&gt;</text:p>
      <text:p text:style-name="Code">.+mid <text:s text:c="4"/>.-right <text:s text:c="2"/>.left <text:s text:c="4"/>.lstrip <text:s text:c="2"/>.right <text:s text:c="3"/>.to_lower &gt;</text:p>
      <text:p text:style-name="Code">.+midlr <text:s text:c="2"/>.cjust <text:s text:c="3"/>.left? <text:s text:c="3"/>.mid <text:s text:c="5"/>.right? <text:s text:c="2"/>.to_upper &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44190764"/>Thread<text:alphabetical-index-mark-end text:id="IMark144190764"/></text:h>
      <text:p text:style-name="Text_20_body"/>
      <text:p text:style-name="Text_20_body">Inheritance: Thread <text:span text:style-name="T9">←</text:span> Object</text:p>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44190764"/><text:alphabetical-index-mark-start text:id="IMark144190716"/><text:alphabetical-index-mark-start text:id="IMark144190668"/>TrueClass<text:alphabetical-index-mark-end text:id="IMark144190668"/><text:alphabetical-index-mark-end text:id="IMark144190716"/><text:alphabetical-index-mark-end text:id="IMark144190764"/></text:h>
      <text:p text:style-name="P3"/>
      <text:p text:style-name="P3">Inheritance: TrueClass <text:span text:style-name="T9">←</text:span> Object</text:p>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23"/>
      <text:h text:style-name="Heading_20_1" text:outline-level="1">Appendix A – Symbol Glossary</text:h>
      <text:p text:style-name="Code"/>
      <text:p text:style-name="Code">Symbol Map Entries =</text:p>
      <text:p text:style-name="Code">! <text:s text:c="13"/>.append <text:s text:c="7"/>.ln <text:s text:c="11"/>.strmax <text:s text:c="7"/>Class</text:p>
      <text:p text:style-name="Code">!: <text:s text:c="12"/>.append{ <text:s text:c="6"/>.load <text:s text:c="9"/>.strmax2 <text:s text:c="6"/>Complex</text:p>
      <text:p text:style-name="Code">&amp;&amp; <text:s text:c="12"/>.asin <text:s text:c="9"/>.log10 <text:s text:c="8"/>.subclass: <text:s text:c="4"/>FalseClass</text:p>
      <text:p text:style-name="Code">)" <text:s text:c="12"/>.asinh <text:s text:c="8"/>.log2 <text:s text:c="9"/>.tan <text:s text:c="10"/>Fixnum</text:p>
      <text:p text:style-name="Code">)classes <text:s text:c="6"/>.atan <text:s text:c="9"/>.lstrip <text:s text:c="7"/>.tanh <text:s text:c="9"/>Float</text:p>
      <text:p text:style-name="Code">)context <text:s text:c="6"/>.atan2 <text:s text:c="8"/>.magnitude <text:s text:c="4"/>.to_f <text:s text:c="9"/>Hash</text:p>
      <text:p text:style-name="Code">)context! <text:s text:c="5"/>.atanh <text:s text:c="8"/>.main <text:s text:c="9"/>.to_f! <text:s text:c="8"/>InStream</text:p>
      <text:p text:style-name="Code">)debug <text:s text:c="8"/>.c2p <text:s text:c="10"/>.map{ <text:s text:c="9"/>.to_i <text:s text:c="9"/>Integer</text:p>
      <text:p text:style-name="Code">)entries <text:s text:c="6"/>.call <text:s text:c="9"/>.max <text:s text:c="10"/>.to_i! <text:s text:c="8"/>MaxNumeric</text:p>
      <text:p text:style-name="Code">)globals <text:s text:c="6"/>.cbrt <text:s text:c="9"/>.mid <text:s text:c="10"/>.to_lower <text:s text:c="5"/>MinNumeric</text:p>
      <text:p text:style-name="Code">)load" <text:s text:c="8"/>.ceil <text:s text:c="9"/>.mid? <text:s text:c="9"/>.to_n <text:s text:c="9"/>NilClass</text:p>
      <text:p text:style-name="Code">)map" <text:s text:c="9"/>.cjust <text:s text:c="8"/>.midlr <text:s text:c="8"/>.to_n! <text:s text:c="8"/>Numeric</text:p>
      <text:p text:style-name="Code">)methods <text:s text:c="6"/>.class <text:s text:c="8"/>.min <text:s text:c="10"/>.to_r <text:s text:c="9"/>Object</text:p>
      <text:p text:style-name="Code">)nodebug <text:s text:c="6"/>.clone <text:s text:c="8"/>.name <text:s text:c="9"/>.to_r! <text:s text:c="8"/>OutStream</text:p>
      <text:p text:style-name="Code">)noshow <text:s text:c="7"/>.close <text:s text:c="8"/>.new <text:s text:c="10"/>.to_s <text:s text:c="9"/>Procedure</text:p>
      <text:p text:style-name="Code">)quit <text:s text:c="9"/>.conjugate <text:s text:c="4"/>.new_size <text:s text:c="5"/>.to_upper <text:s text:c="5"/>Rational</text:p>
      <text:p text:style-name="Code">)show <text:s text:c="9"/>.copy <text:s text:c="9"/>.new_value <text:s text:c="4"/>.to_x <text:s text:c="9"/>String</text:p>
      <text:p text:style-name="Code">)stubs <text:s text:c="8"/>.cos <text:s text:c="10"/>.new_values <text:s text:c="3"/>.to_x! <text:s text:c="8"/>Thread</text:p>
      <text:p text:style-name="Code">)threads <text:s text:c="6"/>.cosh <text:s text:c="9"/>.new{ <text:s text:c="9"/>.values <text:s text:c="7"/>TrueClass</text:p>
      <text:p text:style-name="Code">)unmap" <text:s text:c="7"/>.cr <text:s text:c="11"/>.numerator <text:s text:c="4"/>.vm <text:s text:c="11"/>VirtualMachine</text:p>
      <text:p text:style-name="Code">)version <text:s text:c="6"/>.create <text:s text:c="7"/>.odd? <text:s text:c="9"/>.vm_name <text:s text:c="6"/>[</text:p>
      <text:p text:style-name="Code">)vm <text:s text:c="11"/>.create{ <text:s text:c="6"/>.open <text:s text:c="9"/>.with{ <text:s text:c="8"/>^^</text:p>
      <text:p text:style-name="Code">)vm! <text:s text:c="10"/>.cube <text:s text:c="9"/>.open{ <text:s text:c="8"/>/ <text:s text:c="13"/>accept</text:p>
      <text:p text:style-name="Code">)words <text:s text:c="8"/>.current <text:s text:c="6"/>.p2c <text:s text:c="10"/>0&lt; <text:s text:c="12"/>accept"</text:p>
      <text:p text:style-name="Code">* <text:s text:c="13"/>.d2r <text:s text:c="10"/>.parent_class <text:s/>0&lt;= <text:s text:c="11"/>and</text:p>
      <text:p text:style-name="Code">** <text:s text:c="12"/>.denominator <text:s text:c="2"/>.polar <text:s text:c="8"/>0&lt;=&gt; <text:s text:c="10"/>begin</text:p>
      <text:p text:style-name="Code">+ <text:s text:c="13"/>.e** <text:s text:c="10"/>.posn <text:s text:c="9"/>0&lt;&gt; <text:s text:c="11"/>class:</text:p>
      <text:p text:style-name="Code">- <text:s text:c="13"/>.each{ <text:s text:c="8"/>.pp <text:s text:c="11"/>0= <text:s text:c="12"/>clone</text:p>
      <text:p text:style-name="Code">-infinity <text:s text:c="5"/>.emit <text:s text:c="9"/>.r2d <text:s text:c="10"/>0&gt; <text:s text:c="12"/>com</text:p>
      <text:p text:style-name="Code">. <text:s text:c="13"/>.eval <text:s text:c="9"/>.real <text:s text:c="9"/>0&gt;= <text:s text:c="11"/>complex</text:p>
      <text:p text:style-name="Code">." <text:s text:c="12"/>.even? <text:s text:c="8"/>.reverse <text:s text:c="6"/>1+ <text:s text:c="12"/>copy</text:p>
      <text:p text:style-name="Code">.+left <text:s text:c="8"/>.floor <text:s text:c="8"/>.right <text:s text:c="8"/>1- <text:s text:c="12"/>cr</text:p>
      <text:p text:style-name="Code">.+mid <text:s text:c="9"/>.fmt <text:s text:c="10"/>.right? <text:s text:c="7"/>2* <text:s text:c="12"/>distinct?</text:p>
      <text:p text:style-name="Code">.+midlr <text:s text:c="7"/>.fmt" <text:s text:c="9"/>.rjust <text:s text:c="8"/>2+ <text:s text:c="12"/>do</text:p>
      <text:p text:style-name="Code">.+right <text:s text:c="7"/>.gcd <text:s text:c="10"/>.round <text:s text:c="8"/>2- <text:s text:c="12"/>dpr</text:p>
      <text:p text:style-name="Code">.-left <text:s text:c="8"/>.get_all <text:s text:c="6"/>.rstrip <text:s text:c="7"/>2/ <text:s text:c="12"/>drop</text:p>
      <text:p text:style-name="Code">.-mid <text:s text:c="9"/>.getc <text:s text:c="9"/>.select{ <text:s text:c="6"/>: <text:s text:c="13"/>dup</text:p>
      <text:p text:style-name="Code">.-midlr <text:s text:c="7"/>.gets <text:s text:c="9"/>.shuffle <text:s text:c="6"/>&lt; <text:s text:c="13"/>e</text:p>
      <text:p text:style-name="Code">.-right <text:s text:c="7"/>.hypot <text:s text:c="8"/>.sin <text:s text:c="10"/>&lt;&lt; <text:s text:c="12"/>epsilon</text:p>
      <text:p text:style-name="Code">.1/x <text:s text:c="10"/>.imaginary <text:s text:c="4"/>.sinh <text:s text:c="9"/>&lt;= <text:s text:c="12"/>f"</text:p>
      <text:p text:style-name="Code">.10** <text:s text:c="9"/>.init <text:s text:c="9"/>.sleep <text:s text:c="8"/>&lt;=&gt; <text:s text:c="11"/>false</text:p>
      <text:p text:style-name="Code">.2** <text:s text:c="10"/>.is_class? <text:s text:c="4"/>.sort <text:s text:c="9"/>&lt;&gt; <text:s text:c="12"/>global:</text:p>
      <text:p text:style-name="Code">.: <text:s text:c="12"/>.keys <text:s text:c="9"/>.space <text:s text:c="8"/>= <text:s text:c="13"/>identical?</text:p>
      <text:p text:style-name="Code">.:: <text:s text:c="11"/>.lcm <text:s text:c="10"/>.spaces <text:s text:c="7"/>&gt; <text:s text:c="13"/>if</text:p>
      <text:p text:style-name="Code">.[]! <text:s text:c="10"/>.left <text:s text:c="9"/>.split <text:s text:c="8"/>&gt;= <text:s text:c="12"/>infinity</text:p>
      <text:p text:style-name="Code">.[]@ <text:s text:c="10"/>.left? <text:s text:c="8"/>.sqr <text:s text:c="10"/>&gt;&gt; <text:s text:c="12"/>load"</text:p>
      <text:p text:style-name="Code">.abs <text:s text:c="10"/>.length <text:s text:c="7"/>.sqrt <text:s text:c="9"/>?dup <text:s text:c="10"/>max</text:p>
      <text:p text:style-name="Code">.acos <text:s text:c="9"/>.lines <text:s text:c="8"/>.start <text:s text:c="8"/>@ <text:s text:c="13"/>max_float</text:p>
      <text:p text:style-name="Code">.acosh <text:s text:c="8"/>.list <text:s text:c="9"/>.strip <text:s text:c="8"/>Array <text:s text:c="9"/>max_num</text:p>
      <text:p text:style-name="Code">.angle <text:s text:c="8"/>.ljust <text:s text:c="8"/>.strlen <text:s text:c="7"/>Bignum <text:s text:c="8"/>min</text:p>
      <text:p text:style-name="Code"/>
      <text:p text:style-name="Code"/>
      <text:p text:style-name="Code"><text:soft-page-break/>min_float <text:s text:c="5"/>nip <text:s text:c="11"/>rot <text:s text:c="11"/>vm <text:s text:c="12"/>~emit</text:p>
      <text:p text:style-name="Code">min_num <text:s text:c="7"/>not <text:s text:c="11"/>self <text:s text:c="10"/>xor <text:s text:c="11"/>~getc</text:p>
      <text:p text:style-name="Code">mod <text:s text:c="11"/>or <text:s text:c="12"/>space <text:s text:c="9"/>{ <text:s text:c="13"/>~gets</text:p>
      <text:p text:style-name="Code">nan <text:s text:c="11"/>over <text:s text:c="10"/>spaces <text:s text:c="8"/>{{ <text:s text:c="12"/>~space</text:p>
      <text:p text:style-name="Code">neg <text:s text:c="11"/>pause <text:s text:c="9"/>swap <text:s text:c="10"/>|| <text:s text:c="12"/>~spaces</text:p>
      <text:p text:style-name="Code">nil <text:s text:c="11"/>pi <text:s text:c="12"/>thread: <text:s text:c="7"/>~</text:p>
      <text:p text:style-name="Code">nil&lt;&gt; <text:s text:c="9"/>pick <text:s text:c="10"/>true <text:s text:c="10"/>~"</text:p>
      <text:p text:style-name="Code">nil= <text:s text:c="10"/>rational <text:s text:c="6"/>tuck <text:s text:c="10"/>~c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33" text:note-class="footnote"><text:note-citation>3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30">A</text:p>
          <text:p text:style-name="P29">Array<text:tab/>37</text:p>
          <text:p text:style-name="P30">C</text:p>
          <text:p text:style-name="P29">Class<text:tab/>38</text:p>
          <text:p text:style-name="P29">Classes<text:tab/>20</text:p>
          <text:p text:style-name="P29">Complex<text:tab/>46</text:p>
          <text:p text:style-name="P30">D</text:p>
          <text:p text:style-name="P29">Demo.rb<text:tab/>10</text:p>
          <text:p text:style-name="P29">distinct?<text:tab/>34</text:p>
          <text:p text:style-name="P29">do_map_name<text:tab/>24</text:p>
          <text:p text:style-name="P29">drop<text:tab/>17</text:p>
          <text:p text:style-name="P29">dup<text:tab/>17</text:p>
          <text:p text:style-name="P30">F</text:p>
          <text:p text:style-name="P29">FalseClass<text:tab/>39</text:p>
          <text:p text:style-name="P29">Float<text:tab/>48</text:p>
          <text:p text:style-name="P30">H</text:p>
          <text:p text:style-name="P29">Hash<text:tab/>40</text:p>
          <text:p text:style-name="P30">I</text:p>
          <text:p text:style-name="P29">identical?<text:tab/>35</text:p>
          <text:p text:style-name="P29">Inheritance<text:tab/>21</text:p>
          <text:p text:style-name="P29">inst:<text:tab/>28</text:p>
          <text:p text:style-name="P29">InStream<text:tab/>41</text:p>
          <text:p text:style-name="P29">Integer<text:tab/>49</text:p>
          <text:p text:style-name="P30">L</text:p>
          <text:p text:style-name="P29">Late Binding<text:tab/>21</text:p>
          <text:p text:style-name="P29">local:<text:tab/>28</text:p>
          <text:p text:style-name="P30">M</text:p>
          <text:p text:style-name="P29">max<text:tab/>35</text:p>
          <text:p text:style-name="P29">MaxNumeric<text:tab/>42</text:p>
          <text:p text:style-name="P29">Method Mapping<text:tab/>22</text:p>
          <text:p text:style-name="P29">Methods<text:tab/>21</text:p>
          <text:p text:style-name="P29">min<text:tab/>35</text:p>
          <text:p text:style-name="P29">MinNumeric<text:tab/>43</text:p>
          <text:p text:style-name="P30">N</text:p>
          <text:p text:style-name="P29">nil&lt;&gt;<text:tab/>36</text:p>
          <text:p text:style-name="P29">nil=<text:tab/>36</text:p>
          <text:p text:style-name="P29">NilClass<text:tab/>44</text:p>
          <text:p text:style-name="P29">nip<text:tab/>17</text:p>
          <text:p text:style-name="P29">not<text:tab/>36</text:p>
          <text:p text:style-name="P29">Numeric<text:tab/>45</text:p>
          <text:p text:style-name="P30">O</text:p>
          <text:p text:style-name="P29">Object<text:tab/>27</text:p>
          <text:p text:style-name="P29">OutStream<text:tab/>53</text:p>
          <text:p text:style-name="P29">over<text:tab/>17</text:p>
          <text:p text:style-name="P30">P</text:p>
          <text:p text:style-name="P29">pick<text:tab/>17</text:p>
          <text:p text:style-name="P29">Polymorphism<text:tab/>21</text:p>
          <text:p text:style-name="P29">Procedure<text:tab/>54</text:p>
          <text:p text:style-name="P30">R</text:p>
          <text:p text:style-name="P29">Rake<text:tab/>10</text:p>
          <text:p text:style-name="P29">Rational<text:tab/>51</text:p>
          <text:p text:style-name="P29">Routing<text:tab/>23</text:p>
          <text:p text:style-name="P30">S</text:p>
          <text:p text:style-name="P29">String<text:tab/>55</text:p>
          <text:p text:style-name="P29">super<text:tab/>28</text:p>
          <text:p text:style-name="P29">swap<text:tab/>18</text:p>
          <text:p text:style-name="P30">T</text:p>
          <text:p text:style-name="P29">Thread<text:tab/>56</text:p>
          <text:p text:style-name="P29">TrueClass<text:tab/>57</text:p>
          <text:p text:style-name="P29">tuck<text:tab/>18</text:p>
          <text:p text:style-name="P30">V</text:p>
          <text:p text:style-name="P29">VirtualMachine<text:tab/>26</text:p>
          <text:p text:style-name="P30">^</text:p>
          <text:p text:style-name="P29">^^<text:tab/>34, 39, 44</text:p>
          <text:p text:style-name="P30">;</text:p>
          <text:p text:style-name="P29">;<text:tab/>28</text:p>
          <text:p text:style-name="P30">:</text:p>
          <text:p text:style-name="P29">:<text:tab/>23</text:p>
          <text:p text:style-name="P30">.</text:p>
          <text:p text:style-name="P29">.<text:tab/>27</text:p>
          <text:p text:style-name="P29">.:<text:tab/>23</text:p>
          <text:p text:style-name="P29">.::<text:tab/>23, 28</text:p>
          <text:p text:style-name="P29">.cbrt<text:tab/>47</text:p>
          <text:p text:style-name="P29">.class<text:tab/>28</text:p>
          <text:p text:style-name="P29">.clone<text:tab/>29</text:p>
          <text:p text:style-name="P29">.copy<text:tab/>29</text:p>
          <text:p text:style-name="P29">.e**<text:tab/>47</text:p>
          <text:p text:style-name="P29">.init<text:tab/>29</text:p>
          <text:p text:style-name="P29">.is_class?<text:tab/>29</text:p>
          <text:p text:style-name="P29">.name<text:tab/>30</text:p>
          <text:p text:style-name="P29">.split<text:tab/>47, 51</text:p>
          <text:p text:style-name="P29">.sqrt<text:tab/>47</text:p>
          <text:p text:style-name="P29">.strlen<text:tab/>30</text:p>
          <text:p text:style-name="P29">.to_f<text:tab/>30</text:p>
          <text:p text:style-name="P29">.to_f!<text:tab/>31</text:p>
          <text:p text:style-name="P29">.to_i<text:tab/>31</text:p>
          <text:p text:style-name="P29">.to_i!<text:tab/>31</text:p>
          <text:p text:style-name="P29">.to_n<text:tab/>31</text:p>
          <text:p text:style-name="P29">.to_n!<text:tab/>32</text:p>
          <text:p text:style-name="P29">.to_r<text:tab/>32</text:p>
          <text:p text:style-name="P29">.to_r!<text:tab/>33</text:p>
          <text:p text:style-name="P29">.to_s<text:tab/>33</text:p>
          <text:p text:style-name="P29">.to_x<text:tab/>33</text:p>
          <text:p text:style-name="P29">.to_x!<text:tab/>34</text:p>
          <text:p text:style-name="P30">)</text:p>
          <text:p text:style-name="P29">)methods<text:tab/>27</text:p>
          <text:p text:style-name="P30">&amp;</text:p>
          <text:p text:style-name="P29">&amp;&amp;<text:tab/>27, 39, 44</text:p>
          <text:p text:style-name="P30">&lt;</text:p>
          <text:p text:style-name="P29">&lt;&gt;<text:tab/>34</text:p>
          <text:p text:style-name="P30">=</text:p>
          <text:p text:style-name="P29">=<text:tab/>34</text:p>
          <text:p text:style-name="P30">|</text:p>
          <text:p text:style-name="P29">||<text:tab/>36, 39, 44</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1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5</text:page-number> of <text:page-count>62</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15H24M48S</meta:editing-duration>
    <meta:editing-cycles>938</meta:editing-cycles>
    <meta:generator>OpenOffice/4.1.1$Win32 OpenOffice.org_project/411m6$Build-9775</meta:generator>
    <dc:date>2015-01-28T23:59:37.55</dc:date>
    <dc:creator>Peter Camilleri</dc:creator>
    <meta:document-statistic meta:table-count="54" meta:image-count="0" meta:object-count="0" meta:page-count="62" meta:paragraph-count="1415" meta:word-count="9467" meta:character-count="58851"/>
    <meta:template xlink:type="simple" xlink:actuate="onRequest" xlink:title="MyDefault" xlink:href="../../../../OpenOffice.org/3/user/template/MyDefault.ott" meta:date="2014-06-26T22:09:00.24"/>
  </office:meta>
</office:document-meta>
</file>